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8.632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8.714cm"/>
    </style:style>
    <style:style style:name="co12" style:family="table-column">
      <style:table-column-properties fo:break-before="auto" style:column-width="1.66cm"/>
    </style:style>
    <style:style style:name="co13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15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286cm" svg:height="12.776cm" svg:x="4.511cm" svg:y="24.384cm">
            <draw:object draw:notify-on-update-of-ranges="Sheet1.E3:Sheet1.E3 Sheet1.F5:Sheet1.F14 Sheet1.D5:Sheet1.D5 Sheet1.J5:Sheet1.J14 Sheet1.F49:Sheet1.F50 Sheet1.D49:Sheet1.D49 Sheet1.J49:Sheet1.J50 Sheet1.F27:Sheet1.F36 Sheet1.D27:Sheet1.D27 Sheet1.J27:Sheet1.J36 Sheet1.F52:Sheet1.F53 Sheet1.D52:Sheet1.D52 Sheet1.J52:Sheet1.J53 Sheet1.O5:Sheet1.O14 Sheet1.M5:Sheet1.M5 Sheet1.S5:Sheet1.S14 Sheet1.O49:Sheet1.O50 Sheet1.M49:Sheet1.M49 Sheet1.S49:Sheet1.S50 Sheet1.O27:Sheet1.O36 Sheet1.M27:Sheet1.M27 Sheet1.S27:Sheet1.S36 Sheet1.O52:Sheet1.O53 Sheet1.M52:Sheet1.M52 Sheet1.S52:Sheet1.S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286cm" svg:height="12.935cm" svg:x="29.182cm" svg:y="24.385cm">
            <draw:object draw:notify-on-update-of-ranges="Sheet1.E3:Sheet1.E3 Sheet1.G5:Sheet1.G14 Sheet1.D5:Sheet1.D5 Sheet1.J5:Sheet1.J14 Sheet1.G49:Sheet1.G50 Sheet1.D49:Sheet1.D49 Sheet1.J49:Sheet1.J50 Sheet1.G27:Sheet1.G36 Sheet1.D27:Sheet1.D27 Sheet1.J27:Sheet1.J36 Sheet1.G52:Sheet1.G53 Sheet1.D52:Sheet1.D52 Sheet1.J52:Sheet1.J53 Sheet1.P5:Sheet1.P14 Sheet1.M5:Sheet1.M5 Sheet1.S5:Sheet1.S14 Sheet1.P49:Sheet1.P50 Sheet1.M49:Sheet1.M49 Sheet1.S49:Sheet1.S50 Sheet1.P27:Sheet1.P36 Sheet1.M27:Sheet1.M27 Sheet1.S27:Sheet1.S36 Sheet1.P52:Sheet1.P53 Sheet1.M52:Sheet1.M52 Sheet1.S52:Sheet1.S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" table:default-cell-style-name="ce2"/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mass;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Default" office:value-type="string" calcext:value-type="string">
            <text:p>mass;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Otto</text:p>
          </table:table-cell>
          <table:table-cell table:style-name="Default"/>
          <table:table-cell office:value-type="float" office:value="0.00172762" calcext:value-type="float">
            <text:p>0.00173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Diesel</text:p>
          </table:table-cell>
          <table:table-cell table:style-name="Default"/>
          <table:table-cell table:style-name="Default" office:value-type="float" office:value="0.0028117" calcext:value-type="float">
            <text:p>0.0028117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ime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tate 1 →2</text:p>
          </table:table-cell>
          <table:table-cell table:formula="of:=[.E$3]&amp;&quot;, &quot;&amp;[.C5]" office:value-type="string" office:string-value="Otto, State 1 →2" calcext:value-type="string">
            <text:p>Otto, State 1 →2</text:p>
          </table:table-cell>
          <table:table-cell office:value-type="string" calcext:value-type="string">
            <text:p>PistonCylinder.OttoCycle.curve_pVol[1].arr_V[1]</text:p>
          </table:table-cell>
          <table:table-cell office:value-type="float" office:value="0.0016762" calcext:value-type="float">
            <text:p>0.00168</text:p>
          </table:table-cell>
          <table:table-cell table:formula="of:=[.F5]/[.G$3]" office:value-type="float" office:value="0.970236510343709" calcext:value-type="float">
            <text:p>0.97024</text:p>
          </table:table-cell>
          <table:table-cell/>
          <table:table-cell office:value-type="string" calcext:value-type="string">
            <text:p>PistonCylinder.OttoCycle.curve_pVol[1].arr_p[1]</text:p>
          </table:table-cell>
          <table:table-cell office:value-type="float" office:value="85254.0978583737" calcext:value-type="float">
            <text:p>85254</text:p>
          </table:table-cell>
          <table:table-cell/>
          <table:table-cell office:value-type="string" calcext:value-type="string">
            <text:p>State 1 →2</text:p>
          </table:table-cell>
          <table:table-cell table:formula="of:=[.N$3]&amp;&quot;, &quot;&amp;[.L5]" office:value-type="string" office:string-value="Diesel, State 1 →2" calcext:value-type="string">
            <text:p>Diesel, State 1 →2</text:p>
          </table:table-cell>
          <table:table-cell office:value-type="string" calcext:value-type="string">
            <text:p>pistonCylinder.DieselCycle.curve_pVol[1].arr_V[1]</text:p>
          </table:table-cell>
          <table:table-cell office:value-type="float" office:value="0.00231768" calcext:value-type="float">
            <text:p>0.00232</text:p>
          </table:table-cell>
          <table:table-cell table:formula="of:=[.O5]/[.P$3]" office:value-type="float" office:value="0.824298467119535" calcext:value-type="float">
            <text:p>0.82430</text:p>
          </table:table-cell>
          <table:table-cell/>
          <table:table-cell office:value-type="string" calcext:value-type="string">
            <text:p>pistonCylinder.DieselCycle.curve_pVol[1].arr_p[1]</text:p>
          </table:table-cell>
          <table:table-cell office:value-type="float" office:value="100347.947400183" calcext:value-type="float">
            <text:p>100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1].arr_V[2]</text:p>
          </table:table-cell>
          <table:table-cell office:value-type="float" office:value="0.000752962115290607" calcext:value-type="float">
            <text:p>0.00075</text:p>
          </table:table-cell>
          <table:table-cell table:formula="of:=[.F6]/[.G$3]" office:value-type="float" office:value="0.435837808829839" calcext:value-type="float">
            <text:p>0.43584</text:p>
          </table:table-cell>
          <table:table-cell/>
          <table:table-cell office:value-type="string" calcext:value-type="string">
            <text:p>PistonCylinder.OttoCycle.curve_pVol[1].arr_p[2]</text:p>
          </table:table-cell>
          <table:table-cell office:value-type="float" office:value="261043.377572092" calcext:value-type="float">
            <text:p>261043</text:p>
          </table:table-cell>
          <table:table-cell table:number-columns-repeated="3"/>
          <table:table-cell office:value-type="string" calcext:value-type="string">
            <text:p>pistonCylinder.DieselCycle.curve_pVol[1].arr_V[2]</text:p>
          </table:table-cell>
          <table:table-cell office:value-type="float" office:value="0.000580193776697811" calcext:value-type="float">
            <text:p>0.00058</text:p>
          </table:table-cell>
          <table:table-cell table:formula="of:=[.O6]/[.P$3]" office:value-type="float" office:value="0.206349815662343" calcext:value-type="float">
            <text:p>0.20635</text:p>
          </table:table-cell>
          <table:table-cell/>
          <table:table-cell office:value-type="string" calcext:value-type="string">
            <text:p>pistonCylinder.DieselCycle.curve_pVol[1].arr_p[2]</text:p>
          </table:table-cell>
          <table:table-cell office:value-type="float" office:value="693192.986837177" calcext:value-type="float">
            <text:p>6931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1].arr_V[3]</text:p>
          </table:table-cell>
          <table:table-cell office:value-type="float" office:value="0.000520322973815477" calcext:value-type="float">
            <text:p>0.00052</text:p>
          </table:table-cell>
          <table:table-cell table:formula="of:=[.F7]/[.G$3]" office:value-type="float" office:value="0.301179063576178" calcext:value-type="float">
            <text:p>0.30118</text:p>
          </table:table-cell>
          <table:table-cell/>
          <table:table-cell office:value-type="string" calcext:value-type="string">
            <text:p>PistonCylinder.OttoCycle.curve_pVol[1].arr_p[3]</text:p>
          </table:table-cell>
          <table:table-cell office:value-type="float" office:value="436832.657285811" calcext:value-type="float">
            <text:p>436833</text:p>
          </table:table-cell>
          <table:table-cell table:number-columns-repeated="3"/>
          <table:table-cell office:value-type="string" calcext:value-type="string">
            <text:p>pistonCylinder.DieselCycle.curve_pVol[1].arr_V[3]</text:p>
          </table:table-cell>
          <table:table-cell office:value-type="float" office:value="0.000370989136057356" calcext:value-type="float">
            <text:p>0.00037</text:p>
          </table:table-cell>
          <table:table-cell table:formula="of:=[.O7]/[.P$3]" office:value-type="float" office:value="0.131944779335404" calcext:value-type="float">
            <text:p>0.13194</text:p>
          </table:table-cell>
          <table:table-cell/>
          <table:table-cell office:value-type="string" calcext:value-type="string">
            <text:p>pistonCylinder.DieselCycle.curve_pVol[1].arr_p[3]</text:p>
          </table:table-cell>
          <table:table-cell office:value-type="float" office:value="1286038.02627417" calcext:value-type="float">
            <text:p>12860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1].arr_V[4]</text:p>
          </table:table-cell>
          <table:table-cell office:value-type="float" office:value="0.000407839655733717" calcext:value-type="float">
            <text:p>0.00041</text:p>
          </table:table-cell>
          <table:table-cell table:formula="of:=[.F8]/[.G$3]" office:value-type="float" office:value="0.236070232883225" calcext:value-type="float">
            <text:p>0.23607</text:p>
          </table:table-cell>
          <table:table-cell/>
          <table:table-cell office:value-type="string" calcext:value-type="string">
            <text:p>PistonCylinder.OttoCycle.curve_pVol[1].arr_p[4]</text:p>
          </table:table-cell>
          <table:table-cell office:value-type="float" office:value="612621.93699953" calcext:value-type="float">
            <text:p>612622</text:p>
          </table:table-cell>
          <table:table-cell table:number-columns-repeated="3"/>
          <table:table-cell office:value-type="string" calcext:value-type="string">
            <text:p>pistonCylinder.DieselCycle.curve_pVol[1].arr_V[4]</text:p>
          </table:table-cell>
          <table:table-cell office:value-type="float" office:value="0.000281485960640041" calcext:value-type="float">
            <text:p>0.00028</text:p>
          </table:table-cell>
          <table:table-cell table:formula="of:=[.O8]/[.P$3]" office:value-type="float" office:value="0.100112373524928" calcext:value-type="float">
            <text:p>0.10011</text:p>
          </table:table-cell>
          <table:table-cell/>
          <table:table-cell office:value-type="string" calcext:value-type="string">
            <text:p>pistonCylinder.DieselCycle.curve_pVol[1].arr_p[4]</text:p>
          </table:table-cell>
          <table:table-cell office:value-type="float" office:value="1878883.06571116" calcext:value-type="float">
            <text:p>18788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1].arr_V[5]</text:p>
          </table:table-cell>
          <table:table-cell office:value-type="float" office:value="0.000339897152291365" calcext:value-type="float">
            <text:p>0.00034</text:p>
          </table:table-cell>
          <table:table-cell table:formula="of:=[.F9]/[.G$3]" office:value-type="float" office:value="0.196743006153764" calcext:value-type="float">
            <text:p>0.19674</text:p>
          </table:table-cell>
          <table:table-cell/>
          <table:table-cell office:value-type="string" calcext:value-type="string">
            <text:p>PistonCylinder.OttoCycle.curve_pVol[1].arr_p[5]</text:p>
          </table:table-cell>
          <table:table-cell office:value-type="float" office:value="788411.216713249" calcext:value-type="float">
            <text:p>788411</text:p>
          </table:table-cell>
          <table:table-cell table:number-columns-repeated="3"/>
          <table:table-cell office:value-type="string" calcext:value-type="string">
            <text:p>pistonCylinder.DieselCycle.curve_pVol[1].arr_V[5]</text:p>
          </table:table-cell>
          <table:table-cell office:value-type="float" office:value="0.000230306129495518" calcext:value-type="float">
            <text:p>0.00023</text:p>
          </table:table-cell>
          <table:table-cell table:formula="of:=[.O9]/[.P$3]" office:value-type="float" office:value="0.0819099226430692" calcext:value-type="float">
            <text:p>0.08191</text:p>
          </table:table-cell>
          <table:table-cell/>
          <table:table-cell office:value-type="string" calcext:value-type="string">
            <text:p>pistonCylinder.DieselCycle.curve_pVol[1].arr_p[5]</text:p>
          </table:table-cell>
          <table:table-cell office:value-type="float" office:value="2471728.10514816" calcext:value-type="float">
            <text:p>24717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1].arr_V[6]</text:p>
          </table:table-cell>
          <table:table-cell office:value-type="float" office:value="0.000293789853934539" calcext:value-type="float">
            <text:p>0.00029</text:p>
          </table:table-cell>
          <table:table-cell table:formula="of:=[.F10]/[.G$3]" office:value-type="float" office:value="0.170054672864715" calcext:value-type="float">
            <text:p>0.17005</text:p>
          </table:table-cell>
          <table:table-cell/>
          <table:table-cell office:value-type="string" calcext:value-type="string">
            <text:p>PistonCylinder.OttoCycle.curve_pVol[1].arr_p[6]</text:p>
          </table:table-cell>
          <table:table-cell office:value-type="float" office:value="964200.496426967" calcext:value-type="float">
            <text:p>964200</text:p>
          </table:table-cell>
          <table:table-cell table:number-columns-repeated="3"/>
          <table:table-cell office:value-type="string" calcext:value-type="string">
            <text:p>pistonCylinder.DieselCycle.curve_pVol[1].arr_V[6]</text:p>
          </table:table-cell>
          <table:table-cell office:value-type="float" office:value="0.000196664715129446" calcext:value-type="float">
            <text:p>0.00020</text:p>
          </table:table-cell>
          <table:table-cell table:formula="of:=[.O10]/[.P$3]" office:value-type="float" office:value="0.0699451275489726" calcext:value-type="float">
            <text:p>0.06995</text:p>
          </table:table-cell>
          <table:table-cell/>
          <table:table-cell office:value-type="string" calcext:value-type="string">
            <text:p>pistonCylinder.DieselCycle.curve_pVol[1].arr_p[6]</text:p>
          </table:table-cell>
          <table:table-cell office:value-type="float" office:value="3064573.14458515" calcext:value-type="float">
            <text:p>30645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1].arr_V[7]</text:p>
          </table:table-cell>
          <table:table-cell office:value-type="float" office:value="0.000260157095951449" calcext:value-type="float">
            <text:p>0.00026</text:p>
          </table:table-cell>
          <table:table-cell table:formula="of:=[.F11]/[.G$3]" office:value-type="float" office:value="0.1505869901665" calcext:value-type="float">
            <text:p>0.15059</text:p>
          </table:table-cell>
          <table:table-cell/>
          <table:table-cell office:value-type="string" calcext:value-type="string">
            <text:p>PistonCylinder.OttoCycle.curve_pVol[1].arr_p[7]</text:p>
          </table:table-cell>
          <table:table-cell office:value-type="float" office:value="1139989.77614069" calcext:value-type="float">
            <text:p>1139990</text:p>
          </table:table-cell>
          <table:table-cell table:number-columns-repeated="3"/>
          <table:table-cell office:value-type="string" calcext:value-type="string">
            <text:p>pistonCylinder.DieselCycle.curve_pVol[1].arr_V[7]</text:p>
          </table:table-cell>
          <table:table-cell office:value-type="float" office:value="0.000172640004475778" calcext:value-type="float">
            <text:p>0.00017</text:p>
          </table:table-cell>
          <table:table-cell table:formula="of:=[.O11]/[.P$3]" office:value-type="float" office:value="0.0614005777557271" calcext:value-type="float">
            <text:p>0.06140</text:p>
          </table:table-cell>
          <table:table-cell/>
          <table:table-cell office:value-type="string" calcext:value-type="string">
            <text:p>pistonCylinder.DieselCycle.curve_pVol[1].arr_p[7]</text:p>
          </table:table-cell>
          <table:table-cell office:value-type="float" office:value="3657418.18402214" calcext:value-type="float">
            <text:p>36574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1].arr_V[8]</text:p>
          </table:table-cell>
          <table:table-cell office:value-type="float" office:value="0.000234383533418299" calcext:value-type="float">
            <text:p>0.00023</text:p>
          </table:table-cell>
          <table:table-cell table:formula="of:=[.F12]/[.G$3]" office:value-type="float" office:value="0.135668453374179" calcext:value-type="float">
            <text:p>0.13567</text:p>
          </table:table-cell>
          <table:table-cell/>
          <table:table-cell office:value-type="string" calcext:value-type="string">
            <text:p>PistonCylinder.OttoCycle.curve_pVol[1].arr_p[8]</text:p>
          </table:table-cell>
          <table:table-cell office:value-type="float" office:value="1315779.05585441" calcext:value-type="float">
            <text:p>1315779</text:p>
          </table:table-cell>
          <table:table-cell table:number-columns-repeated="3"/>
          <table:table-cell office:value-type="string" calcext:value-type="string">
            <text:p>pistonCylinder.DieselCycle.curve_pVol[1].arr_V[8]</text:p>
          </table:table-cell>
          <table:table-cell office:value-type="float" office:value="0.000154508627573654" calcext:value-type="float">
            <text:p>0.00015</text:p>
          </table:table-cell>
          <table:table-cell table:formula="of:=[.O12]/[.P$3]" office:value-type="float" office:value="0.0549520317152094" calcext:value-type="float">
            <text:p>0.05495</text:p>
          </table:table-cell>
          <table:table-cell/>
          <table:table-cell office:value-type="string" calcext:value-type="string">
            <text:p>pistonCylinder.DieselCycle.curve_pVol[1].arr_p[8]</text:p>
          </table:table-cell>
          <table:table-cell office:value-type="float" office:value="4250263.22345914" calcext:value-type="float">
            <text:p>42502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1].arr_V[9]</text:p>
          </table:table-cell>
          <table:table-cell office:value-type="float" office:value="0.000213911258047449" calcext:value-type="float">
            <text:p>0.00021</text:p>
          </table:table-cell>
          <table:table-cell table:formula="of:=[.F13]/[.G$3]" office:value-type="float" office:value="0.123818465893801" calcext:value-type="float">
            <text:p>0.12382</text:p>
          </table:table-cell>
          <table:table-cell/>
          <table:table-cell office:value-type="string" calcext:value-type="string">
            <text:p>PistonCylinder.OttoCycle.curve_pVol[1].arr_p[9]</text:p>
          </table:table-cell>
          <table:table-cell office:value-type="float" office:value="1491568.33556812" calcext:value-type="float">
            <text:p>1491568</text:p>
          </table:table-cell>
          <table:table-cell table:number-columns-repeated="3"/>
          <table:table-cell office:value-type="string" calcext:value-type="string">
            <text:p>pistonCylinder.DieselCycle.curve_pVol[1].arr_V[9]</text:p>
          </table:table-cell>
          <table:table-cell office:value-type="float" office:value="0.000140273359853046" calcext:value-type="float">
            <text:p>0.00014</text:p>
          </table:table-cell>
          <table:table-cell table:formula="of:=[.O13]/[.P$3]" office:value-type="float" office:value="0.0498891630874722" calcext:value-type="float">
            <text:p>0.04989</text:p>
          </table:table-cell>
          <table:table-cell/>
          <table:table-cell office:value-type="string" calcext:value-type="string">
            <text:p>pistonCylinder.DieselCycle.curve_pVol[1].arr_p[9]</text:p>
          </table:table-cell>
          <table:table-cell office:value-type="float" office:value="4843108.26289613" calcext:value-type="float">
            <text:p>48431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1].arr_V[10]</text:p>
          </table:table-cell>
          <table:table-cell office:value-type="float" office:value="0.0001972" calcext:value-type="float">
            <text:p>0.00020</text:p>
          </table:table-cell>
          <table:table-cell table:formula="of:=[.F14]/[.G$3]" office:value-type="float" office:value="0.114145471805143" calcext:value-type="float">
            <text:p>0.11415</text:p>
          </table:table-cell>
          <table:table-cell/>
          <table:table-cell office:value-type="string" calcext:value-type="string">
            <text:p>PistonCylinder.OttoCycle.curve_pVol[1].arr_p[10]</text:p>
          </table:table-cell>
          <table:table-cell office:value-type="float" office:value="1667357.61528184" calcext:value-type="float">
            <text:p>1667358</text:p>
          </table:table-cell>
          <table:table-cell table:number-columns-repeated="3"/>
          <table:table-cell office:value-type="string" calcext:value-type="string">
            <text:p>pistonCylinder.DieselCycle.curve_pVol[1].arr_V[10]</text:p>
          </table:table-cell>
          <table:table-cell office:value-type="float" office:value="0.00012876" calcext:value-type="float">
            <text:p>0.00013</text:p>
          </table:table-cell>
          <table:table-cell table:formula="of:=[.O14]/[.P$3]" office:value-type="float" office:value="0.0457943592844187" calcext:value-type="float">
            <text:p>0.04579</text:p>
          </table:table-cell>
          <table:table-cell/>
          <table:table-cell office:value-type="string" calcext:value-type="string">
            <text:p>pistonCylinder.DieselCycle.curve_pVol[1].arr_p[10]</text:p>
          </table:table-cell>
          <table:table-cell office:value-type="float" office:value="5435953.30233312" calcext:value-type="float">
            <text:p>543595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1]</text:p>
          </table:table-cell>
          <table:table-cell office:value-type="float" office:value="0.0016762" calcext:value-type="float">
            <text:p>0.00168</text:p>
          </table:table-cell>
          <table:table-cell table:formula="of:=[.F16]/[.G$3]" office:value-type="float" office:value="0.970236510343709" calcext:value-type="float">
            <text:p>0.97024</text:p>
          </table:table-cell>
          <table:table-cell/>
          <table:table-cell office:value-type="string" calcext:value-type="string">
            <text:p>PistonCylinder.OttoCycle.curve_pVol[2].arr_p[1]</text:p>
          </table:table-cell>
          <table:table-cell office:value-type="float" office:value="85254.0978583737" calcext:value-type="float">
            <text:p>85254</text:p>
          </table:table-cell>
          <table:table-cell table:number-columns-repeated="3"/>
          <table:table-cell office:value-type="string" calcext:value-type="string">
            <text:p>pistonCylinder.DieselCycle.curve_pVol[2].arr_V[1]</text:p>
          </table:table-cell>
          <table:table-cell office:value-type="float" office:value="0.00231768" calcext:value-type="float">
            <text:p>0.00232</text:p>
          </table:table-cell>
          <table:table-cell table:formula="of:=[.O16]/[.P$3]" office:value-type="float" office:value="0.824298467119535" calcext:value-type="float">
            <text:p>0.82430</text:p>
          </table:table-cell>
          <table:table-cell/>
          <table:table-cell office:value-type="string" calcext:value-type="string">
            <text:p>pistonCylinder.DieselCycle.curve_pVol[2].arr_p[1]</text:p>
          </table:table-cell>
          <table:table-cell office:value-type="float" office:value="100347.947400183" calcext:value-type="float">
            <text:p>100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2]</text:p>
          </table:table-cell>
          <table:table-cell office:value-type="float" office:value="0.000752962115290607" calcext:value-type="float">
            <text:p>0.00075</text:p>
          </table:table-cell>
          <table:table-cell table:formula="of:=[.F17]/[.G$3]" office:value-type="float" office:value="0.435837808829839" calcext:value-type="float">
            <text:p>0.43584</text:p>
          </table:table-cell>
          <table:table-cell/>
          <table:table-cell office:value-type="string" calcext:value-type="string">
            <text:p>PistonCylinder.OttoCycle.curve_pVol[2].arr_p[2]</text:p>
          </table:table-cell>
          <table:table-cell office:value-type="float" office:value="261043.377572092" calcext:value-type="float">
            <text:p>261043</text:p>
          </table:table-cell>
          <table:table-cell table:number-columns-repeated="3"/>
          <table:table-cell office:value-type="string" calcext:value-type="string">
            <text:p>pistonCylinder.DieselCycle.curve_pVol[2].arr_V[2]</text:p>
          </table:table-cell>
          <table:table-cell office:value-type="float" office:value="0.000580193776697811" calcext:value-type="float">
            <text:p>0.00058</text:p>
          </table:table-cell>
          <table:table-cell table:formula="of:=[.O17]/[.P$3]" office:value-type="float" office:value="0.206349815662343" calcext:value-type="float">
            <text:p>0.20635</text:p>
          </table:table-cell>
          <table:table-cell/>
          <table:table-cell office:value-type="string" calcext:value-type="string">
            <text:p>pistonCylinder.DieselCycle.curve_pVol[2].arr_p[2]</text:p>
          </table:table-cell>
          <table:table-cell office:value-type="float" office:value="693192.986837177" calcext:value-type="float">
            <text:p>6931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3]</text:p>
          </table:table-cell>
          <table:table-cell office:value-type="float" office:value="0.000520322973815477" calcext:value-type="float">
            <text:p>0.00052</text:p>
          </table:table-cell>
          <table:table-cell table:formula="of:=[.F18]/[.G$3]" office:value-type="float" office:value="0.301179063576178" calcext:value-type="float">
            <text:p>0.30118</text:p>
          </table:table-cell>
          <table:table-cell/>
          <table:table-cell office:value-type="string" calcext:value-type="string">
            <text:p>PistonCylinder.OttoCycle.curve_pVol[2].arr_p[3]</text:p>
          </table:table-cell>
          <table:table-cell office:value-type="float" office:value="436832.657285811" calcext:value-type="float">
            <text:p>436833</text:p>
          </table:table-cell>
          <table:table-cell table:number-columns-repeated="3"/>
          <table:table-cell office:value-type="string" calcext:value-type="string">
            <text:p>pistonCylinder.DieselCycle.curve_pVol[2].arr_V[3]</text:p>
          </table:table-cell>
          <table:table-cell office:value-type="float" office:value="0.000370989136057356" calcext:value-type="float">
            <text:p>0.00037</text:p>
          </table:table-cell>
          <table:table-cell table:formula="of:=[.O18]/[.P$3]" office:value-type="float" office:value="0.131944779335404" calcext:value-type="float">
            <text:p>0.13194</text:p>
          </table:table-cell>
          <table:table-cell/>
          <table:table-cell office:value-type="string" calcext:value-type="string">
            <text:p>pistonCylinder.DieselCycle.curve_pVol[2].arr_p[3]</text:p>
          </table:table-cell>
          <table:table-cell office:value-type="float" office:value="1286038.02627417" calcext:value-type="float">
            <text:p>12860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4]</text:p>
          </table:table-cell>
          <table:table-cell office:value-type="float" office:value="0.000407839655733717" calcext:value-type="float">
            <text:p>0.00041</text:p>
          </table:table-cell>
          <table:table-cell table:formula="of:=[.F19]/[.G$3]" office:value-type="float" office:value="0.236070232883225" calcext:value-type="float">
            <text:p>0.23607</text:p>
          </table:table-cell>
          <table:table-cell/>
          <table:table-cell office:value-type="string" calcext:value-type="string">
            <text:p>PistonCylinder.OttoCycle.curve_pVol[2].arr_p[4]</text:p>
          </table:table-cell>
          <table:table-cell office:value-type="float" office:value="612621.93699953" calcext:value-type="float">
            <text:p>612622</text:p>
          </table:table-cell>
          <table:table-cell table:number-columns-repeated="3"/>
          <table:table-cell office:value-type="string" calcext:value-type="string">
            <text:p>pistonCylinder.DieselCycle.curve_pVol[2].arr_V[4]</text:p>
          </table:table-cell>
          <table:table-cell office:value-type="float" office:value="0.000281485960640041" calcext:value-type="float">
            <text:p>0.00028</text:p>
          </table:table-cell>
          <table:table-cell table:formula="of:=[.O19]/[.P$3]" office:value-type="float" office:value="0.100112373524928" calcext:value-type="float">
            <text:p>0.10011</text:p>
          </table:table-cell>
          <table:table-cell/>
          <table:table-cell office:value-type="string" calcext:value-type="string">
            <text:p>pistonCylinder.DieselCycle.curve_pVol[2].arr_p[4]</text:p>
          </table:table-cell>
          <table:table-cell office:value-type="float" office:value="1878883.06571116" calcext:value-type="float">
            <text:p>18788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5]</text:p>
          </table:table-cell>
          <table:table-cell office:value-type="float" office:value="0.000339897152291365" calcext:value-type="float">
            <text:p>0.00034</text:p>
          </table:table-cell>
          <table:table-cell table:formula="of:=[.F20]/[.G$3]" office:value-type="float" office:value="0.196743006153764" calcext:value-type="float">
            <text:p>0.19674</text:p>
          </table:table-cell>
          <table:table-cell/>
          <table:table-cell office:value-type="string" calcext:value-type="string">
            <text:p>PistonCylinder.OttoCycle.curve_pVol[2].arr_p[5]</text:p>
          </table:table-cell>
          <table:table-cell office:value-type="float" office:value="788411.216713249" calcext:value-type="float">
            <text:p>788411</text:p>
          </table:table-cell>
          <table:table-cell table:number-columns-repeated="3"/>
          <table:table-cell office:value-type="string" calcext:value-type="string">
            <text:p>pistonCylinder.DieselCycle.curve_pVol[2].arr_V[5]</text:p>
          </table:table-cell>
          <table:table-cell office:value-type="float" office:value="0.000230306129495518" calcext:value-type="float">
            <text:p>0.00023</text:p>
          </table:table-cell>
          <table:table-cell table:formula="of:=[.O20]/[.P$3]" office:value-type="float" office:value="0.0819099226430692" calcext:value-type="float">
            <text:p>0.08191</text:p>
          </table:table-cell>
          <table:table-cell/>
          <table:table-cell office:value-type="string" calcext:value-type="string">
            <text:p>pistonCylinder.DieselCycle.curve_pVol[2].arr_p[5]</text:p>
          </table:table-cell>
          <table:table-cell office:value-type="float" office:value="2471728.10514816" calcext:value-type="float">
            <text:p>24717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6]</text:p>
          </table:table-cell>
          <table:table-cell office:value-type="float" office:value="0.000293789853934539" calcext:value-type="float">
            <text:p>0.00029</text:p>
          </table:table-cell>
          <table:table-cell table:formula="of:=[.F21]/[.G$3]" office:value-type="float" office:value="0.170054672864715" calcext:value-type="float">
            <text:p>0.17005</text:p>
          </table:table-cell>
          <table:table-cell/>
          <table:table-cell office:value-type="string" calcext:value-type="string">
            <text:p>PistonCylinder.OttoCycle.curve_pVol[2].arr_p[6]</text:p>
          </table:table-cell>
          <table:table-cell office:value-type="float" office:value="964200.496426967" calcext:value-type="float">
            <text:p>964200</text:p>
          </table:table-cell>
          <table:table-cell table:number-columns-repeated="3"/>
          <table:table-cell office:value-type="string" calcext:value-type="string">
            <text:p>pistonCylinder.DieselCycle.curve_pVol[2].arr_V[6]</text:p>
          </table:table-cell>
          <table:table-cell office:value-type="float" office:value="0.000196664715129446" calcext:value-type="float">
            <text:p>0.00020</text:p>
          </table:table-cell>
          <table:table-cell table:formula="of:=[.O21]/[.P$3]" office:value-type="float" office:value="0.0699451275489726" calcext:value-type="float">
            <text:p>0.06995</text:p>
          </table:table-cell>
          <table:table-cell/>
          <table:table-cell office:value-type="string" calcext:value-type="string">
            <text:p>pistonCylinder.DieselCycle.curve_pVol[2].arr_p[6]</text:p>
          </table:table-cell>
          <table:table-cell office:value-type="float" office:value="3064573.14458515" calcext:value-type="float">
            <text:p>30645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7]</text:p>
          </table:table-cell>
          <table:table-cell office:value-type="float" office:value="0.000260157095951449" calcext:value-type="float">
            <text:p>0.00026</text:p>
          </table:table-cell>
          <table:table-cell table:formula="of:=[.F22]/[.G$3]" office:value-type="float" office:value="0.1505869901665" calcext:value-type="float">
            <text:p>0.15059</text:p>
          </table:table-cell>
          <table:table-cell/>
          <table:table-cell office:value-type="string" calcext:value-type="string">
            <text:p>PistonCylinder.OttoCycle.curve_pVol[2].arr_p[7]</text:p>
          </table:table-cell>
          <table:table-cell office:value-type="float" office:value="1139989.77614069" calcext:value-type="float">
            <text:p>1139990</text:p>
          </table:table-cell>
          <table:table-cell table:number-columns-repeated="3"/>
          <table:table-cell office:value-type="string" calcext:value-type="string">
            <text:p>pistonCylinder.DieselCycle.curve_pVol[2].arr_V[7]</text:p>
          </table:table-cell>
          <table:table-cell office:value-type="float" office:value="0.000172640004475778" calcext:value-type="float">
            <text:p>0.00017</text:p>
          </table:table-cell>
          <table:table-cell table:formula="of:=[.O22]/[.P$3]" office:value-type="float" office:value="0.0614005777557271" calcext:value-type="float">
            <text:p>0.06140</text:p>
          </table:table-cell>
          <table:table-cell/>
          <table:table-cell office:value-type="string" calcext:value-type="string">
            <text:p>pistonCylinder.DieselCycle.curve_pVol[2].arr_p[7]</text:p>
          </table:table-cell>
          <table:table-cell office:value-type="float" office:value="3657418.18402214" calcext:value-type="float">
            <text:p>36574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8]</text:p>
          </table:table-cell>
          <table:table-cell office:value-type="float" office:value="0.000234383533418299" calcext:value-type="float">
            <text:p>0.00023</text:p>
          </table:table-cell>
          <table:table-cell table:formula="of:=[.F23]/[.G$3]" office:value-type="float" office:value="0.135668453374179" calcext:value-type="float">
            <text:p>0.13567</text:p>
          </table:table-cell>
          <table:table-cell/>
          <table:table-cell office:value-type="string" calcext:value-type="string">
            <text:p>PistonCylinder.OttoCycle.curve_pVol[2].arr_p[8]</text:p>
          </table:table-cell>
          <table:table-cell office:value-type="float" office:value="1315779.05585441" calcext:value-type="float">
            <text:p>1315779</text:p>
          </table:table-cell>
          <table:table-cell table:number-columns-repeated="3"/>
          <table:table-cell office:value-type="string" calcext:value-type="string">
            <text:p>pistonCylinder.DieselCycle.curve_pVol[2].arr_V[8]</text:p>
          </table:table-cell>
          <table:table-cell office:value-type="float" office:value="0.000154508627573654" calcext:value-type="float">
            <text:p>0.00015</text:p>
          </table:table-cell>
          <table:table-cell table:formula="of:=[.O23]/[.P$3]" office:value-type="float" office:value="0.0549520317152094" calcext:value-type="float">
            <text:p>0.05495</text:p>
          </table:table-cell>
          <table:table-cell/>
          <table:table-cell office:value-type="string" calcext:value-type="string">
            <text:p>pistonCylinder.DieselCycle.curve_pVol[2].arr_p[8]</text:p>
          </table:table-cell>
          <table:table-cell office:value-type="float" office:value="4250263.22345914" calcext:value-type="float">
            <text:p>42502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9]</text:p>
          </table:table-cell>
          <table:table-cell office:value-type="float" office:value="0.000213911258047449" calcext:value-type="float">
            <text:p>0.00021</text:p>
          </table:table-cell>
          <table:table-cell table:formula="of:=[.F24]/[.G$3]" office:value-type="float" office:value="0.123818465893801" calcext:value-type="float">
            <text:p>0.12382</text:p>
          </table:table-cell>
          <table:table-cell/>
          <table:table-cell office:value-type="string" calcext:value-type="string">
            <text:p>PistonCylinder.OttoCycle.curve_pVol[2].arr_p[9]</text:p>
          </table:table-cell>
          <table:table-cell office:value-type="float" office:value="1491568.33556812" calcext:value-type="float">
            <text:p>1491568</text:p>
          </table:table-cell>
          <table:table-cell table:number-columns-repeated="3"/>
          <table:table-cell office:value-type="string" calcext:value-type="string">
            <text:p>pistonCylinder.DieselCycle.curve_pVol[2].arr_V[9]</text:p>
          </table:table-cell>
          <table:table-cell office:value-type="float" office:value="0.000140273359853046" calcext:value-type="float">
            <text:p>0.00014</text:p>
          </table:table-cell>
          <table:table-cell table:formula="of:=[.O24]/[.P$3]" office:value-type="float" office:value="0.0498891630874722" calcext:value-type="float">
            <text:p>0.04989</text:p>
          </table:table-cell>
          <table:table-cell/>
          <table:table-cell office:value-type="string" calcext:value-type="string">
            <text:p>pistonCylinder.DieselCycle.curve_pVol[2].arr_p[9]</text:p>
          </table:table-cell>
          <table:table-cell office:value-type="float" office:value="4843108.26289613" calcext:value-type="float">
            <text:p>48431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2].arr_V[10]</text:p>
          </table:table-cell>
          <table:table-cell office:value-type="float" office:value="0.0001972" calcext:value-type="float">
            <text:p>0.00020</text:p>
          </table:table-cell>
          <table:table-cell table:formula="of:=[.F25]/[.G$3]" office:value-type="float" office:value="0.114145471805143" calcext:value-type="float">
            <text:p>0.11415</text:p>
          </table:table-cell>
          <table:table-cell/>
          <table:table-cell office:value-type="string" calcext:value-type="string">
            <text:p>PistonCylinder.OttoCycle.curve_pVol[2].arr_p[10]</text:p>
          </table:table-cell>
          <table:table-cell office:value-type="float" office:value="1667357.61528184" calcext:value-type="float">
            <text:p>1667358</text:p>
          </table:table-cell>
          <table:table-cell table:number-columns-repeated="3"/>
          <table:table-cell office:value-type="string" calcext:value-type="string">
            <text:p>pistonCylinder.DieselCycle.curve_pVol[2].arr_V[10]</text:p>
          </table:table-cell>
          <table:table-cell office:value-type="float" office:value="0.00012876" calcext:value-type="float">
            <text:p>0.00013</text:p>
          </table:table-cell>
          <table:table-cell table:formula="of:=[.O25]/[.P$3]" office:value-type="float" office:value="0.0457943592844187" calcext:value-type="float">
            <text:p>0.04579</text:p>
          </table:table-cell>
          <table:table-cell/>
          <table:table-cell office:value-type="string" calcext:value-type="string">
            <text:p>pistonCylinder.DieselCycle.curve_pVol[2].arr_p[10]</text:p>
          </table:table-cell>
          <table:table-cell office:value-type="float" office:value="5435953.30233312" calcext:value-type="float">
            <text:p>543595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tate 3 →4</text:p>
          </table:table-cell>
          <table:table-cell table:formula="of:=[.E$3]&amp;&quot;, &quot;&amp;[.C27]" office:value-type="string" office:string-value="Otto, State 3 →4" calcext:value-type="string">
            <text:p>Otto, State 3 →4</text:p>
          </table:table-cell>
          <table:table-cell office:value-type="string" calcext:value-type="string">
            <text:p>PistonCylinder.OttoCycle.curve_pVol[3].arr_V[1]</text:p>
          </table:table-cell>
          <table:table-cell office:value-type="float" office:value="0.0016762" calcext:value-type="float">
            <text:p>0.00168</text:p>
          </table:table-cell>
          <table:table-cell table:formula="of:=[.F27]/[.G$3]" office:value-type="float" office:value="0.97023651034371" calcext:value-type="float">
            <text:p>0.97024</text:p>
          </table:table-cell>
          <table:table-cell/>
          <table:table-cell office:value-type="string" calcext:value-type="string">
            <text:p>PistonCylinder.OttoCycle.curve_pVol[3].arr_p[1]</text:p>
          </table:table-cell>
          <table:table-cell office:value-type="float" office:value="515551.96622827" calcext:value-type="float">
            <text:p>515552</text:p>
          </table:table-cell>
          <table:table-cell/>
          <table:table-cell office:value-type="string" calcext:value-type="string">
            <text:p>State 3 →4</text:p>
          </table:table-cell>
          <table:table-cell table:formula="of:=[.N$3]&amp;&quot;, &quot;&amp;[.L27]" office:value-type="string" office:string-value="Diesel, State 3 →4" calcext:value-type="string">
            <text:p>Diesel, State 3 →4</text:p>
          </table:table-cell>
          <table:table-cell office:value-type="string" calcext:value-type="string">
            <text:p>pistonCylinder.DieselCycle.curve_pVol[3].arr_V[1]</text:p>
          </table:table-cell>
          <table:table-cell office:value-type="float" office:value="0.00231768" calcext:value-type="float">
            <text:p>0.00232</text:p>
          </table:table-cell>
          <table:table-cell table:formula="of:=[.O27]/[.P$3]" office:value-type="float" office:value="0.824298467119536" calcext:value-type="float">
            <text:p>0.82430</text:p>
          </table:table-cell>
          <table:table-cell/>
          <table:table-cell office:value-type="string" calcext:value-type="string">
            <text:p>pistonCylinder.DieselCycle.curve_pVol[3].arr_p[1]</text:p>
          </table:table-cell>
          <table:table-cell office:value-type="float" office:value="374399.833295384" calcext:value-type="float">
            <text:p>3744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3].arr_V[2]</text:p>
          </table:table-cell>
          <table:table-cell office:value-type="float" office:value="0.00079077240337717" calcext:value-type="float">
            <text:p>0.00079</text:p>
          </table:table-cell>
          <table:table-cell table:formula="of:=[.F28]/[.G$3]" office:value-type="float" office:value="0.457723575425829" calcext:value-type="float">
            <text:p>0.45772</text:p>
          </table:table-cell>
          <table:table-cell/>
          <table:table-cell office:value-type="string" calcext:value-type="string">
            <text:p>PistonCylinder.OttoCycle.curve_pVol[3].arr_p[2]</text:p>
          </table:table-cell>
          <table:table-cell office:value-type="float" office:value="1368094.11615037" calcext:value-type="float">
            <text:p>1368094</text:p>
          </table:table-cell>
          <table:table-cell table:number-columns-repeated="3"/>
          <table:table-cell office:value-type="string" calcext:value-type="string">
            <text:p>pistonCylinder.DieselCycle.curve_pVol[3].arr_V[2]</text:p>
          </table:table-cell>
          <table:table-cell office:value-type="float" office:value="0.00115896353140531" calcext:value-type="float">
            <text:p>0.00116</text:p>
          </table:table-cell>
          <table:table-cell table:formula="of:=[.O28]/[.P$3]" office:value-type="float" office:value="0.412193168334214" calcext:value-type="float">
            <text:p>0.41219</text:p>
          </table:table-cell>
          <table:table-cell/>
          <table:table-cell office:value-type="string" calcext:value-type="string">
            <text:p>pistonCylinder.DieselCycle.curve_pVol[3].arr_p[2]</text:p>
          </table:table-cell>
          <table:table-cell office:value-type="float" office:value="936794.663188466" calcext:value-type="float">
            <text:p>9367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3].arr_V[3]</text:p>
          </table:table-cell>
          <table:table-cell office:value-type="float" office:value="0.000543686963112576" calcext:value-type="float">
            <text:p>0.00054</text:p>
          </table:table-cell>
          <table:table-cell table:formula="of:=[.F29]/[.G$3]" office:value-type="float" office:value="0.314702864699747" calcext:value-type="float">
            <text:p>0.31470</text:p>
          </table:table-cell>
          <table:table-cell/>
          <table:table-cell office:value-type="string" calcext:value-type="string">
            <text:p>PistonCylinder.OttoCycle.curve_pVol[3].arr_p[3]</text:p>
          </table:table-cell>
          <table:table-cell office:value-type="float" office:value="2220636.26607246" calcext:value-type="float">
            <text:p>2220636</text:p>
          </table:table-cell>
          <table:table-cell table:number-columns-repeated="3"/>
          <table:table-cell office:value-type="string" calcext:value-type="string">
            <text:p>pistonCylinder.DieselCycle.curve_pVol[3].arr_V[3]</text:p>
          </table:table-cell>
          <table:table-cell office:value-type="float" office:value="0.000810202262302724" calcext:value-type="float">
            <text:p>0.00081</text:p>
          </table:table-cell>
          <table:table-cell table:formula="of:=[.O29]/[.P$3]" office:value-type="float" office:value="0.288153879255512" calcext:value-type="float">
            <text:p>0.28815</text:p>
          </table:table-cell>
          <table:table-cell/>
          <table:table-cell office:value-type="string" calcext:value-type="string">
            <text:p>pistonCylinder.DieselCycle.curve_pVol[3].arr_p[3]</text:p>
          </table:table-cell>
          <table:table-cell office:value-type="float" office:value="1499189.49308155" calcext:value-type="float">
            <text:p>14991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3].arr_V[4]</text:p>
          </table:table-cell>
          <table:table-cell office:value-type="float" office:value="0.000422625991764554" calcext:value-type="float">
            <text:p>0.00042</text:p>
          </table:table-cell>
          <table:table-cell table:formula="of:=[.F30]/[.G$3]" office:value-type="float" office:value="0.244629022449702" calcext:value-type="float">
            <text:p>0.24463</text:p>
          </table:table-cell>
          <table:table-cell/>
          <table:table-cell office:value-type="string" calcext:value-type="string">
            <text:p>PistonCylinder.OttoCycle.curve_pVol[3].arr_p[4]</text:p>
          </table:table-cell>
          <table:table-cell office:value-type="float" office:value="3073178.41599456" calcext:value-type="float">
            <text:p>3073178</text:p>
          </table:table-cell>
          <table:table-cell table:number-columns-repeated="3"/>
          <table:table-cell office:value-type="string" calcext:value-type="string">
            <text:p>pistonCylinder.DieselCycle.curve_pVol[3].arr_V[4]</text:p>
          </table:table-cell>
          <table:table-cell office:value-type="float" office:value="0.000635154046547633" calcext:value-type="float">
            <text:p>0.00064</text:p>
          </table:table-cell>
          <table:table-cell table:formula="of:=[.O30]/[.P$3]" office:value-type="float" office:value="0.225896804974796" calcext:value-type="float">
            <text:p>0.22590</text:p>
          </table:table-cell>
          <table:table-cell/>
          <table:table-cell office:value-type="string" calcext:value-type="string">
            <text:p>pistonCylinder.DieselCycle.curve_pVol[3].arr_p[4]</text:p>
          </table:table-cell>
          <table:table-cell office:value-type="float" office:value="2061584.32297463" calcext:value-type="float">
            <text:p>20615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3].arr_V[5]</text:p>
          </table:table-cell>
          <table:table-cell office:value-type="float" office:value="0.000349461837219668" calcext:value-type="float">
            <text:p>0.00035</text:p>
          </table:table-cell>
          <table:table-cell table:formula="of:=[.F31]/[.G$3]" office:value-type="float" office:value="0.202279342227844" calcext:value-type="float">
            <text:p>0.20228</text:p>
          </table:table-cell>
          <table:table-cell/>
          <table:table-cell office:value-type="string" calcext:value-type="string">
            <text:p>PistonCylinder.OttoCycle.curve_pVol[3].arr_p[5]</text:p>
          </table:table-cell>
          <table:table-cell office:value-type="float" office:value="3925720.56591665" calcext:value-type="float">
            <text:p>3925721</text:p>
          </table:table-cell>
          <table:table-cell table:number-columns-repeated="3"/>
          <table:table-cell office:value-type="string" calcext:value-type="string">
            <text:p>pistonCylinder.DieselCycle.curve_pVol[3].arr_V[5]</text:p>
          </table:table-cell>
          <table:table-cell office:value-type="float" office:value="0.000528005255947179" calcext:value-type="float">
            <text:p>0.00053</text:p>
          </table:table-cell>
          <table:table-cell table:formula="of:=[.O31]/[.P$3]" office:value-type="float" office:value="0.187788617543543" calcext:value-type="float">
            <text:p>0.18779</text:p>
          </table:table-cell>
          <table:table-cell/>
          <table:table-cell office:value-type="string" calcext:value-type="string">
            <text:p>pistonCylinder.DieselCycle.curve_pVol[3].arr_p[5]</text:p>
          </table:table-cell>
          <table:table-cell office:value-type="float" office:value="2623979.15286771" calcext:value-type="float">
            <text:p>26239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3].arr_V[6]</text:p>
          </table:table-cell>
          <table:table-cell office:value-type="float" office:value="0.000299956712020618" calcext:value-type="float">
            <text:p>0.00030</text:p>
          </table:table-cell>
          <table:table-cell table:formula="of:=[.F32]/[.G$3]" office:value-type="float" office:value="0.173624241453918" calcext:value-type="float">
            <text:p>0.17362</text:p>
          </table:table-cell>
          <table:table-cell/>
          <table:table-cell office:value-type="string" calcext:value-type="string">
            <text:p>PistonCylinder.OttoCycle.curve_pVol[3].arr_p[6]</text:p>
          </table:table-cell>
          <table:table-cell office:value-type="float" office:value="4778262.71583875" calcext:value-type="float">
            <text:p>4778263</text:p>
          </table:table-cell>
          <table:table-cell table:number-columns-repeated="3"/>
          <table:table-cell office:value-type="string" calcext:value-type="string">
            <text:p>pistonCylinder.DieselCycle.curve_pVol[3].arr_V[6]</text:p>
          </table:table-cell>
          <table:table-cell office:value-type="float" office:value="0.000454913105904501" calcext:value-type="float">
            <text:p>0.00045</text:p>
          </table:table-cell>
          <table:table-cell table:formula="of:=[.O32]/[.P$3]" office:value-type="float" office:value="0.161792903191842" calcext:value-type="float">
            <text:p>0.16179</text:p>
          </table:table-cell>
          <table:table-cell/>
          <table:table-cell office:value-type="string" calcext:value-type="string">
            <text:p>pistonCylinder.DieselCycle.curve_pVol[3].arr_p[6]</text:p>
          </table:table-cell>
          <table:table-cell office:value-type="float" office:value="3186373.98276079" calcext:value-type="float">
            <text:p>31863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3].arr_V[7]</text:p>
          </table:table-cell>
          <table:table-cell office:value-type="float" office:value="0.00026399101437612" calcext:value-type="float">
            <text:p>0.00026</text:p>
          </table:table-cell>
          <table:table-cell table:formula="of:=[.F33]/[.G$3]" office:value-type="float" office:value="0.152806180975053" calcext:value-type="float">
            <text:p>0.15281</text:p>
          </table:table-cell>
          <table:table-cell/>
          <table:table-cell office:value-type="string" calcext:value-type="string">
            <text:p>PistonCylinder.OttoCycle.curve_pVol[3].arr_p[7]</text:p>
          </table:table-cell>
          <table:table-cell office:value-type="float" office:value="5630804.86576084" calcext:value-type="float">
            <text:p>5630805</text:p>
          </table:table-cell>
          <table:table-cell table:number-columns-repeated="3"/>
          <table:table-cell office:value-type="string" calcext:value-type="string">
            <text:p>pistonCylinder.DieselCycle.curve_pVol[3].arr_V[7]</text:p>
          </table:table-cell>
          <table:table-cell office:value-type="float" office:value="0.000401505331679914" calcext:value-type="float">
            <text:p>0.00040</text:p>
          </table:table-cell>
          <table:table-cell table:formula="of:=[.O33]/[.P$3]" office:value-type="float" office:value="0.142798069381482" calcext:value-type="float">
            <text:p>0.14280</text:p>
          </table:table-cell>
          <table:table-cell/>
          <table:table-cell office:value-type="string" calcext:value-type="string">
            <text:p>pistonCylinder.DieselCycle.curve_pVol[3].arr_p[7]</text:p>
          </table:table-cell>
          <table:table-cell office:value-type="float" office:value="3748768.81265387" calcext:value-type="float">
            <text:p>37487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3].arr_V[8]</text:p>
          </table:table-cell>
          <table:table-cell office:value-type="float" office:value="0.000236548579880514" calcext:value-type="float">
            <text:p>0.00024</text:p>
          </table:table-cell>
          <table:table-cell table:formula="of:=[.F34]/[.G$3]" office:value-type="float" office:value="0.136921649367635" calcext:value-type="float">
            <text:p>0.13692</text:p>
          </table:table-cell>
          <table:table-cell/>
          <table:table-cell office:value-type="string" calcext:value-type="string">
            <text:p>PistonCylinder.OttoCycle.curve_pVol[3].arr_p[8]</text:p>
          </table:table-cell>
          <table:table-cell office:value-type="float" office:value="6483347.01568294" calcext:value-type="float">
            <text:p>6483347</text:p>
          </table:table-cell>
          <table:table-cell table:number-columns-repeated="3"/>
          <table:table-cell office:value-type="string" calcext:value-type="string">
            <text:p>pistonCylinder.DieselCycle.curve_pVol[3].arr_V[8]</text:p>
          </table:table-cell>
          <table:table-cell office:value-type="float" office:value="0.000360577408589555" calcext:value-type="float">
            <text:p>0.00036</text:p>
          </table:table-cell>
          <table:table-cell table:formula="of:=[.O34]/[.P$3]" office:value-type="float" office:value="0.12824177849328" calcext:value-type="float">
            <text:p>0.12824</text:p>
          </table:table-cell>
          <table:table-cell/>
          <table:table-cell office:value-type="string" calcext:value-type="string">
            <text:p>pistonCylinder.DieselCycle.curve_pVol[3].arr_p[8]</text:p>
          </table:table-cell>
          <table:table-cell office:value-type="float" office:value="4311163.64254696" calcext:value-type="float">
            <text:p>43111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3].arr_V[9]</text:p>
          </table:table-cell>
          <table:table-cell office:value-type="float" office:value="0.000214844051135517" calcext:value-type="float">
            <text:p>0.00021</text:p>
          </table:table-cell>
          <table:table-cell table:formula="of:=[.F35]/[.G$3]" office:value-type="float" office:value="0.124358395443163" calcext:value-type="float">
            <text:p>0.12436</text:p>
          </table:table-cell>
          <table:table-cell/>
          <table:table-cell office:value-type="string" calcext:value-type="string">
            <text:p>PistonCylinder.OttoCycle.curve_pVol[3].arr_p[9]</text:p>
          </table:table-cell>
          <table:table-cell office:value-type="float" office:value="7335889.16560503" calcext:value-type="float">
            <text:p>7335889</text:p>
          </table:table-cell>
          <table:table-cell table:number-columns-repeated="3"/>
          <table:table-cell office:value-type="string" calcext:value-type="string">
            <text:p>pistonCylinder.DieselCycle.curve_pVol[3].arr_V[9]</text:p>
          </table:table-cell>
          <table:table-cell office:value-type="float" office:value="0.000328096332902731" calcext:value-type="float">
            <text:p>0.00033</text:p>
          </table:table-cell>
          <table:table-cell table:formula="of:=[.O35]/[.P$3]" office:value-type="float" office:value="0.116689665648089" calcext:value-type="float">
            <text:p>0.11669</text:p>
          </table:table-cell>
          <table:table-cell/>
          <table:table-cell office:value-type="string" calcext:value-type="string">
            <text:p>pistonCylinder.DieselCycle.curve_pVol[3].arr_p[9]</text:p>
          </table:table-cell>
          <table:table-cell office:value-type="float" office:value="4873558.47244004" calcext:value-type="float">
            <text:p>48735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3].arr_V[10]</text:p>
          </table:table-cell>
          <table:table-cell office:value-type="float" office:value="0.0001972" calcext:value-type="float">
            <text:p>0.00020</text:p>
          </table:table-cell>
          <table:table-cell table:formula="of:=[.F36]/[.G$3]" office:value-type="float" office:value="0.114145471805142" calcext:value-type="float">
            <text:p>0.11415</text:p>
          </table:table-cell>
          <table:table-cell/>
          <table:table-cell office:value-type="string" calcext:value-type="string">
            <text:p>PistonCylinder.OttoCycle.curve_pVol[3].arr_p[10]</text:p>
          </table:table-cell>
          <table:table-cell office:value-type="float" office:value="8188431.31552713" calcext:value-type="float">
            <text:p>8188431</text:p>
          </table:table-cell>
          <table:table-cell table:number-columns-repeated="3"/>
          <table:table-cell office:value-type="string" calcext:value-type="string">
            <text:p>pistonCylinder.DieselCycle.curve_pVol[3].arr_V[10]</text:p>
          </table:table-cell>
          <table:table-cell office:value-type="float" office:value="0.000301618248390639" calcext:value-type="float">
            <text:p>0.00030</text:p>
          </table:table-cell>
          <table:table-cell table:formula="of:=[.O36]/[.P$3]" office:value-type="float" office:value="0.107272556955094" calcext:value-type="float">
            <text:p>0.10727</text:p>
          </table:table-cell>
          <table:table-cell/>
          <table:table-cell office:value-type="string" calcext:value-type="string">
            <text:p>pistonCylinder.DieselCycle.curve_pVol[3].arr_p[10]</text:p>
          </table:table-cell>
          <table:table-cell office:value-type="float" office:value="5435953.30233312" calcext:value-type="float">
            <text:p>543595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1]</text:p>
          </table:table-cell>
          <table:table-cell office:value-type="float" office:value="0.0016762" calcext:value-type="float">
            <text:p>0.00168</text:p>
          </table:table-cell>
          <table:table-cell table:formula="of:=[.F38]/[.G$3]" office:value-type="float" office:value="0.97023651034371" calcext:value-type="float">
            <text:p>0.97024</text:p>
          </table:table-cell>
          <table:table-cell/>
          <table:table-cell office:value-type="string" calcext:value-type="string">
            <text:p>PistonCylinder.OttoCycle.curve_pVol[4].arr_p[1]</text:p>
          </table:table-cell>
          <table:table-cell office:value-type="float" office:value="515551.96622827" calcext:value-type="float">
            <text:p>515552</text:p>
          </table:table-cell>
          <table:table-cell table:number-columns-repeated="3"/>
          <table:table-cell office:value-type="string" calcext:value-type="string">
            <text:p>pistonCylinder.DieselCycle.curve_pVol[4].arr_V[1]</text:p>
          </table:table-cell>
          <table:table-cell office:value-type="float" office:value="0.00231768" calcext:value-type="float">
            <text:p>0.00232</text:p>
          </table:table-cell>
          <table:table-cell table:formula="of:=[.O38]/[.P$3]" office:value-type="float" office:value="0.824298467119536" calcext:value-type="float">
            <text:p>0.82430</text:p>
          </table:table-cell>
          <table:table-cell/>
          <table:table-cell office:value-type="string" calcext:value-type="string">
            <text:p>pistonCylinder.DieselCycle.curve_pVol[4].arr_p[1]</text:p>
          </table:table-cell>
          <table:table-cell office:value-type="float" office:value="374399.833295384" calcext:value-type="float">
            <text:p>3744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2]</text:p>
          </table:table-cell>
          <table:table-cell office:value-type="float" office:value="0.00079077240337717" calcext:value-type="float">
            <text:p>0.00079</text:p>
          </table:table-cell>
          <table:table-cell table:formula="of:=[.F39]/[.G$3]" office:value-type="float" office:value="0.457723575425829" calcext:value-type="float">
            <text:p>0.45772</text:p>
          </table:table-cell>
          <table:table-cell/>
          <table:table-cell office:value-type="string" calcext:value-type="string">
            <text:p>PistonCylinder.OttoCycle.curve_pVol[4].arr_p[2]</text:p>
          </table:table-cell>
          <table:table-cell office:value-type="float" office:value="1368094.11615037" calcext:value-type="float">
            <text:p>1368094</text:p>
          </table:table-cell>
          <table:table-cell table:number-columns-repeated="3"/>
          <table:table-cell office:value-type="string" calcext:value-type="string">
            <text:p>pistonCylinder.DieselCycle.curve_pVol[4].arr_V[2]</text:p>
          </table:table-cell>
          <table:table-cell office:value-type="float" office:value="0.00115896353140531" calcext:value-type="float">
            <text:p>0.00116</text:p>
          </table:table-cell>
          <table:table-cell table:formula="of:=[.O39]/[.P$3]" office:value-type="float" office:value="0.412193168334214" calcext:value-type="float">
            <text:p>0.41219</text:p>
          </table:table-cell>
          <table:table-cell/>
          <table:table-cell office:value-type="string" calcext:value-type="string">
            <text:p>pistonCylinder.DieselCycle.curve_pVol[4].arr_p[2]</text:p>
          </table:table-cell>
          <table:table-cell office:value-type="float" office:value="936794.663188466" calcext:value-type="float">
            <text:p>9367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3]</text:p>
          </table:table-cell>
          <table:table-cell office:value-type="float" office:value="0.000543686963112576" calcext:value-type="float">
            <text:p>0.00054</text:p>
          </table:table-cell>
          <table:table-cell table:formula="of:=[.F40]/[.G$3]" office:value-type="float" office:value="0.314702864699747" calcext:value-type="float">
            <text:p>0.31470</text:p>
          </table:table-cell>
          <table:table-cell/>
          <table:table-cell office:value-type="string" calcext:value-type="string">
            <text:p>PistonCylinder.OttoCycle.curve_pVol[4].arr_p[3]</text:p>
          </table:table-cell>
          <table:table-cell office:value-type="float" office:value="2220636.26607246" calcext:value-type="float">
            <text:p>2220636</text:p>
          </table:table-cell>
          <table:table-cell table:number-columns-repeated="3"/>
          <table:table-cell office:value-type="string" calcext:value-type="string">
            <text:p>pistonCylinder.DieselCycle.curve_pVol[4].arr_V[3]</text:p>
          </table:table-cell>
          <table:table-cell office:value-type="float" office:value="0.000810202262302724" calcext:value-type="float">
            <text:p>0.00081</text:p>
          </table:table-cell>
          <table:table-cell table:formula="of:=[.O40]/[.P$3]" office:value-type="float" office:value="0.288153879255512" calcext:value-type="float">
            <text:p>0.28815</text:p>
          </table:table-cell>
          <table:table-cell/>
          <table:table-cell office:value-type="string" calcext:value-type="string">
            <text:p>pistonCylinder.DieselCycle.curve_pVol[4].arr_p[3]</text:p>
          </table:table-cell>
          <table:table-cell office:value-type="float" office:value="1499189.49308155" calcext:value-type="float">
            <text:p>14991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4]</text:p>
          </table:table-cell>
          <table:table-cell office:value-type="float" office:value="0.000422625991764554" calcext:value-type="float">
            <text:p>0.00042</text:p>
          </table:table-cell>
          <table:table-cell table:formula="of:=[.F41]/[.G$3]" office:value-type="float" office:value="0.244629022449702" calcext:value-type="float">
            <text:p>0.24463</text:p>
          </table:table-cell>
          <table:table-cell/>
          <table:table-cell office:value-type="string" calcext:value-type="string">
            <text:p>PistonCylinder.OttoCycle.curve_pVol[4].arr_p[4]</text:p>
          </table:table-cell>
          <table:table-cell office:value-type="float" office:value="3073178.41599456" calcext:value-type="float">
            <text:p>3073178</text:p>
          </table:table-cell>
          <table:table-cell table:number-columns-repeated="3"/>
          <table:table-cell office:value-type="string" calcext:value-type="string">
            <text:p>pistonCylinder.DieselCycle.curve_pVol[4].arr_V[4]</text:p>
          </table:table-cell>
          <table:table-cell office:value-type="float" office:value="0.000635154046547633" calcext:value-type="float">
            <text:p>0.00064</text:p>
          </table:table-cell>
          <table:table-cell table:formula="of:=[.O41]/[.P$3]" office:value-type="float" office:value="0.225896804974796" calcext:value-type="float">
            <text:p>0.22590</text:p>
          </table:table-cell>
          <table:table-cell/>
          <table:table-cell office:value-type="string" calcext:value-type="string">
            <text:p>pistonCylinder.DieselCycle.curve_pVol[4].arr_p[4]</text:p>
          </table:table-cell>
          <table:table-cell office:value-type="float" office:value="2061584.32297463" calcext:value-type="float">
            <text:p>20615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5]</text:p>
          </table:table-cell>
          <table:table-cell office:value-type="float" office:value="0.000349461837219668" calcext:value-type="float">
            <text:p>0.00035</text:p>
          </table:table-cell>
          <table:table-cell table:formula="of:=[.F42]/[.G$3]" office:value-type="float" office:value="0.202279342227844" calcext:value-type="float">
            <text:p>0.20228</text:p>
          </table:table-cell>
          <table:table-cell/>
          <table:table-cell office:value-type="string" calcext:value-type="string">
            <text:p>PistonCylinder.OttoCycle.curve_pVol[4].arr_p[5]</text:p>
          </table:table-cell>
          <table:table-cell office:value-type="float" office:value="3925720.56591665" calcext:value-type="float">
            <text:p>3925721</text:p>
          </table:table-cell>
          <table:table-cell table:number-columns-repeated="3"/>
          <table:table-cell office:value-type="string" calcext:value-type="string">
            <text:p>pistonCylinder.DieselCycle.curve_pVol[4].arr_V[5]</text:p>
          </table:table-cell>
          <table:table-cell office:value-type="float" office:value="0.000528005255947179" calcext:value-type="float">
            <text:p>0.00053</text:p>
          </table:table-cell>
          <table:table-cell table:formula="of:=[.O42]/[.P$3]" office:value-type="float" office:value="0.187788617543543" calcext:value-type="float">
            <text:p>0.18779</text:p>
          </table:table-cell>
          <table:table-cell/>
          <table:table-cell office:value-type="string" calcext:value-type="string">
            <text:p>pistonCylinder.DieselCycle.curve_pVol[4].arr_p[5]</text:p>
          </table:table-cell>
          <table:table-cell office:value-type="float" office:value="2623979.15286771" calcext:value-type="float">
            <text:p>26239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6]</text:p>
          </table:table-cell>
          <table:table-cell office:value-type="float" office:value="0.000299956712020618" calcext:value-type="float">
            <text:p>0.00030</text:p>
          </table:table-cell>
          <table:table-cell table:formula="of:=[.F43]/[.G$3]" office:value-type="float" office:value="0.173624241453918" calcext:value-type="float">
            <text:p>0.17362</text:p>
          </table:table-cell>
          <table:table-cell/>
          <table:table-cell office:value-type="string" calcext:value-type="string">
            <text:p>PistonCylinder.OttoCycle.curve_pVol[4].arr_p[6]</text:p>
          </table:table-cell>
          <table:table-cell office:value-type="float" office:value="4778262.71583875" calcext:value-type="float">
            <text:p>4778263</text:p>
          </table:table-cell>
          <table:table-cell table:number-columns-repeated="3"/>
          <table:table-cell office:value-type="string" calcext:value-type="string">
            <text:p>pistonCylinder.DieselCycle.curve_pVol[4].arr_V[6]</text:p>
          </table:table-cell>
          <table:table-cell office:value-type="float" office:value="0.000454913105904501" calcext:value-type="float">
            <text:p>0.00045</text:p>
          </table:table-cell>
          <table:table-cell table:formula="of:=[.O43]/[.P$3]" office:value-type="float" office:value="0.161792903191842" calcext:value-type="float">
            <text:p>0.16179</text:p>
          </table:table-cell>
          <table:table-cell/>
          <table:table-cell office:value-type="string" calcext:value-type="string">
            <text:p>pistonCylinder.DieselCycle.curve_pVol[4].arr_p[6]</text:p>
          </table:table-cell>
          <table:table-cell office:value-type="float" office:value="3186373.98276079" calcext:value-type="float">
            <text:p>31863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7]</text:p>
          </table:table-cell>
          <table:table-cell office:value-type="float" office:value="0.00026399101437612" calcext:value-type="float">
            <text:p>0.00026</text:p>
          </table:table-cell>
          <table:table-cell table:formula="of:=[.F44]/[.G$3]" office:value-type="float" office:value="0.152806180975053" calcext:value-type="float">
            <text:p>0.15281</text:p>
          </table:table-cell>
          <table:table-cell/>
          <table:table-cell office:value-type="string" calcext:value-type="string">
            <text:p>PistonCylinder.OttoCycle.curve_pVol[4].arr_p[7]</text:p>
          </table:table-cell>
          <table:table-cell office:value-type="float" office:value="5630804.86576084" calcext:value-type="float">
            <text:p>5630805</text:p>
          </table:table-cell>
          <table:table-cell table:number-columns-repeated="3"/>
          <table:table-cell office:value-type="string" calcext:value-type="string">
            <text:p>pistonCylinder.DieselCycle.curve_pVol[4].arr_V[7]</text:p>
          </table:table-cell>
          <table:table-cell office:value-type="float" office:value="0.000401505331679914" calcext:value-type="float">
            <text:p>0.00040</text:p>
          </table:table-cell>
          <table:table-cell table:formula="of:=[.O44]/[.P$3]" office:value-type="float" office:value="0.142798069381482" calcext:value-type="float">
            <text:p>0.14280</text:p>
          </table:table-cell>
          <table:table-cell/>
          <table:table-cell office:value-type="string" calcext:value-type="string">
            <text:p>pistonCylinder.DieselCycle.curve_pVol[4].arr_p[7]</text:p>
          </table:table-cell>
          <table:table-cell office:value-type="float" office:value="3748768.81265387" calcext:value-type="float">
            <text:p>37487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8]</text:p>
          </table:table-cell>
          <table:table-cell office:value-type="float" office:value="0.000236548579880514" calcext:value-type="float">
            <text:p>0.00024</text:p>
          </table:table-cell>
          <table:table-cell table:formula="of:=[.F45]/[.G$3]" office:value-type="float" office:value="0.136921649367635" calcext:value-type="float">
            <text:p>0.13692</text:p>
          </table:table-cell>
          <table:table-cell/>
          <table:table-cell office:value-type="string" calcext:value-type="string">
            <text:p>PistonCylinder.OttoCycle.curve_pVol[4].arr_p[8]</text:p>
          </table:table-cell>
          <table:table-cell office:value-type="float" office:value="6483347.01568294" calcext:value-type="float">
            <text:p>6483347</text:p>
          </table:table-cell>
          <table:table-cell table:number-columns-repeated="3"/>
          <table:table-cell office:value-type="string" calcext:value-type="string">
            <text:p>pistonCylinder.DieselCycle.curve_pVol[4].arr_V[8]</text:p>
          </table:table-cell>
          <table:table-cell office:value-type="float" office:value="0.000360577408589555" calcext:value-type="float">
            <text:p>0.00036</text:p>
          </table:table-cell>
          <table:table-cell table:formula="of:=[.O45]/[.P$3]" office:value-type="float" office:value="0.12824177849328" calcext:value-type="float">
            <text:p>0.12824</text:p>
          </table:table-cell>
          <table:table-cell/>
          <table:table-cell office:value-type="string" calcext:value-type="string">
            <text:p>pistonCylinder.DieselCycle.curve_pVol[4].arr_p[8]</text:p>
          </table:table-cell>
          <table:table-cell office:value-type="float" office:value="4311163.64254696" calcext:value-type="float">
            <text:p>43111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9]</text:p>
          </table:table-cell>
          <table:table-cell office:value-type="float" office:value="0.000214844051135517" calcext:value-type="float">
            <text:p>0.00021</text:p>
          </table:table-cell>
          <table:table-cell table:formula="of:=[.F46]/[.G$3]" office:value-type="float" office:value="0.124358395443163" calcext:value-type="float">
            <text:p>0.12436</text:p>
          </table:table-cell>
          <table:table-cell/>
          <table:table-cell office:value-type="string" calcext:value-type="string">
            <text:p>PistonCylinder.OttoCycle.curve_pVol[4].arr_p[9]</text:p>
          </table:table-cell>
          <table:table-cell office:value-type="float" office:value="7335889.16560503" calcext:value-type="float">
            <text:p>7335889</text:p>
          </table:table-cell>
          <table:table-cell table:number-columns-repeated="3"/>
          <table:table-cell office:value-type="string" calcext:value-type="string">
            <text:p>pistonCylinder.DieselCycle.curve_pVol[4].arr_V[9]</text:p>
          </table:table-cell>
          <table:table-cell office:value-type="float" office:value="0.000328096332902731" calcext:value-type="float">
            <text:p>0.00033</text:p>
          </table:table-cell>
          <table:table-cell table:formula="of:=[.O46]/[.P$3]" office:value-type="float" office:value="0.116689665648089" calcext:value-type="float">
            <text:p>0.11669</text:p>
          </table:table-cell>
          <table:table-cell/>
          <table:table-cell office:value-type="string" calcext:value-type="string">
            <text:p>pistonCylinder.DieselCycle.curve_pVol[4].arr_p[9]</text:p>
          </table:table-cell>
          <table:table-cell office:value-type="float" office:value="4873558.47244004" calcext:value-type="float">
            <text:p>48735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stonCylinder.OttoCycle.curve_pVol[4].arr_V[10]</text:p>
          </table:table-cell>
          <table:table-cell office:value-type="float" office:value="0.0001972" calcext:value-type="float">
            <text:p>0.00020</text:p>
          </table:table-cell>
          <table:table-cell table:formula="of:=[.F47]/[.G$3]" office:value-type="float" office:value="0.114145471805142" calcext:value-type="float">
            <text:p>0.11415</text:p>
          </table:table-cell>
          <table:table-cell/>
          <table:table-cell office:value-type="string" calcext:value-type="string">
            <text:p>PistonCylinder.OttoCycle.curve_pVol[4].arr_p[10]</text:p>
          </table:table-cell>
          <table:table-cell office:value-type="float" office:value="8188431.31552713" calcext:value-type="float">
            <text:p>8188431</text:p>
          </table:table-cell>
          <table:table-cell table:number-columns-repeated="3"/>
          <table:table-cell office:value-type="string" calcext:value-type="string">
            <text:p>pistonCylinder.DieselCycle.curve_pVol[4].arr_V[10]</text:p>
          </table:table-cell>
          <table:table-cell office:value-type="float" office:value="0.000301618248390639" calcext:value-type="float">
            <text:p>0.00030</text:p>
          </table:table-cell>
          <table:table-cell table:formula="of:=[.O47]/[.P$3]" office:value-type="float" office:value="0.107272556955094" calcext:value-type="float">
            <text:p>0.10727</text:p>
          </table:table-cell>
          <table:table-cell/>
          <table:table-cell office:value-type="string" calcext:value-type="string">
            <text:p>pistonCylinder.DieselCycle.curve_pVol[4].arr_p[10]</text:p>
          </table:table-cell>
          <table:table-cell office:value-type="float" office:value="5435953.30233312" calcext:value-type="float">
            <text:p>5435953</text:p>
          </table:table-cell>
        </table:table-row>
        <table:table-row table:style-name="ro1">
          <table:table-cell table:number-columns-repeated="18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tate 2 → 3</text:p>
          </table:table-cell>
          <table:table-cell table:formula="of:=[.E$3]&amp;&quot;, &quot;&amp;[.C49]" office:value-type="string" office:string-value="Otto, State 2 → 3" calcext:value-type="string">
            <text:p>Otto, State 2 → 3</text:p>
          </table:table-cell>
          <table:table-cell/>
          <table:table-cell table:formula="of:=[.F14]" office:value-type="float" office:value="0.0001972" calcext:value-type="float">
            <text:p>0.00020</text:p>
          </table:table-cell>
          <table:table-cell table:formula="of:=[.F49]/[.G$3]" office:value-type="float" office:value="0.114145471805143" calcext:value-type="float">
            <text:p>0.11415</text:p>
          </table:table-cell>
          <table:table-cell table:number-columns-repeated="2"/>
          <table:table-cell table:formula="of:=[.J25]" office:value-type="float" office:value="1667357.61528184" calcext:value-type="float">
            <text:p>1667358</text:p>
          </table:table-cell>
          <table:table-cell/>
          <table:table-cell office:value-type="string" calcext:value-type="string">
            <text:p>State 2 → 3</text:p>
          </table:table-cell>
          <table:table-cell table:formula="of:=[.N$3]&amp;&quot;, &quot;&amp;[.L49]" office:value-type="string" office:string-value="Diesel, State 2 → 3" calcext:value-type="string">
            <text:p>Diesel, State 2 → 3</text:p>
          </table:table-cell>
          <table:table-cell/>
          <table:table-cell table:formula="of:=[.O14]" office:value-type="float" office:value="0.00012876" calcext:value-type="float">
            <text:p>0.00013</text:p>
          </table:table-cell>
          <table:table-cell table:formula="of:=[.O49]/[.P$3]" office:value-type="float" office:value="0.0457943592844187" calcext:value-type="float">
            <text:p>0.04579</text:p>
          </table:table-cell>
          <table:table-cell table:number-columns-repeated="2"/>
          <table:table-cell table:formula="of:=[.S14]" office:value-type="float" office:value="5435953.30233312" calcext:value-type="float">
            <text:p>5435953</text:p>
          </table:table-cell>
        </table:table-row>
        <table:table-row table:style-name="ro1">
          <table:table-cell table:number-columns-repeated="5"/>
          <table:table-cell table:formula="of:=[.F49]" office:value-type="float" office:value="0.0001972" calcext:value-type="float">
            <text:p>0.00020</text:p>
          </table:table-cell>
          <table:table-cell table:formula="of:=[.F50]/[.G$3]" office:value-type="float" office:value="0.114145471805143" calcext:value-type="float">
            <text:p>0.11415</text:p>
          </table:table-cell>
          <table:table-cell table:number-columns-repeated="2"/>
          <table:table-cell table:formula="of:=[.J36]" office:value-type="float" office:value="8188431.31552713" calcext:value-type="float">
            <text:p>8188431</text:p>
          </table:table-cell>
          <table:table-cell table:number-columns-repeated="4"/>
          <table:table-cell table:formula="of:=[.O36]" office:value-type="float" office:value="0.000301618248390639" calcext:value-type="float">
            <text:p>0.00030</text:p>
          </table:table-cell>
          <table:table-cell table:formula="of:=[.O50]/[.P$3]" office:value-type="float" office:value="0.107272556955094" calcext:value-type="float">
            <text:p>0.10727</text:p>
          </table:table-cell>
          <table:table-cell table:number-columns-repeated="2"/>
          <table:table-cell table:formula="of:=[.S36]" office:value-type="float" office:value="5435953.30233312" calcext:value-type="float">
            <text:p>5435953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tate 4 → 1</text:p>
          </table:table-cell>
          <table:table-cell table:formula="of:=[.E$3]&amp;&quot;, &quot;&amp;[.C52]" office:value-type="string" office:string-value="Otto, State 4 → 1" calcext:value-type="string">
            <text:p>Otto, State 4 → 1</text:p>
          </table:table-cell>
          <table:table-cell/>
          <table:table-cell table:formula="of:=[.F27]" office:value-type="float" office:value="0.0016762" calcext:value-type="float">
            <text:p>0.00168</text:p>
          </table:table-cell>
          <table:table-cell table:formula="of:=[.F52]/[.G$3]" office:value-type="float" office:value="0.97023651034371" calcext:value-type="float">
            <text:p>0.97024</text:p>
          </table:table-cell>
          <table:table-cell table:number-columns-repeated="2"/>
          <table:table-cell table:formula="of:=[.J27]" office:value-type="float" office:value="515551.96622827" calcext:value-type="float">
            <text:p>515552</text:p>
          </table:table-cell>
          <table:table-cell/>
          <table:table-cell office:value-type="string" calcext:value-type="string">
            <text:p>State 4 → 1</text:p>
          </table:table-cell>
          <table:table-cell table:formula="of:=[.N$3]&amp;&quot;, &quot;&amp;[.L52]" office:value-type="string" office:string-value="Diesel, State 4 → 1" calcext:value-type="string">
            <text:p>Diesel, State 4 → 1</text:p>
          </table:table-cell>
          <table:table-cell/>
          <table:table-cell table:formula="of:=[.O27]" office:value-type="float" office:value="0.00231768" calcext:value-type="float">
            <text:p>0.00232</text:p>
          </table:table-cell>
          <table:table-cell table:formula="of:=[.O52]/[.P$3]" office:value-type="float" office:value="0.824298467119536" calcext:value-type="float">
            <text:p>0.82430</text:p>
          </table:table-cell>
          <table:table-cell table:number-columns-repeated="2"/>
          <table:table-cell table:formula="of:=[.S27]" office:value-type="float" office:value="374399.833295384" calcext:value-type="float">
            <text:p>374400</text:p>
          </table:table-cell>
        </table:table-row>
        <table:table-row table:style-name="ro1">
          <table:table-cell table:number-columns-repeated="5"/>
          <table:table-cell table:formula="of:=[.F52]" office:value-type="float" office:value="0.0016762" calcext:value-type="float">
            <text:p>0.00168</text:p>
          </table:table-cell>
          <table:table-cell table:formula="of:=[.F53]/[.G$3]" office:value-type="float" office:value="0.97023651034371" calcext:value-type="float">
            <text:p>0.97024</text:p>
          </table:table-cell>
          <table:table-cell table:number-columns-repeated="2"/>
          <table:table-cell table:formula="of:=[.J5]" office:value-type="float" office:value="85254.0978583737" calcext:value-type="float">
            <text:p>85254</text:p>
          </table:table-cell>
          <table:table-cell table:number-columns-repeated="4"/>
          <table:table-cell table:formula="of:=[.O38]" office:value-type="float" office:value="0.00231768" calcext:value-type="float">
            <text:p>0.00232</text:p>
          </table:table-cell>
          <table:table-cell table:formula="of:=[.O53]/[.P$3]" office:value-type="float" office:value="0.824298467119536" calcext:value-type="float">
            <text:p>0.82430</text:p>
          </table:table-cell>
          <table:table-cell table:number-columns-repeated="2"/>
          <table:table-cell table:formula="of:=[.S5]" office:value-type="float" office:value="100347.947400183" calcext:value-type="float">
            <text:p>100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01:46:57.602000000</dc:date>
    <meta:editing-duration>PT55M59S</meta:editing-duration>
    <meta:editing-cycles>26</meta:editing-cycles>
    <meta:generator>LibreOffice/7.1.3.2$Windows_X86_64 LibreOffice_project/47f78053abe362b9384784d31a6e56f8511eb1c1</meta:generator>
    <meta:document-statistic meta:table-count="1" meta:cell-count="45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7">
      <style:chart-properties chart:display-label="true" chart:logarithmic="false" chart:interval-major="0.0002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_20_10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87cm" svg:height="12.777cm" xlink:href=".." xlink:type="simple" chart:class="chart:scatter" chart:style-name="ch1">
        <chart:title svg:x="11.561cm" svg:y="0.002cm" chart:style-name="ch2">
          <text:p>p-Vol</text:p>
        </chart:title>
        <chart:legend chart:legend-position="end" svg:x="19.927cm" svg:y="4.346cm" style:legend-expansion="high" chart:style-name="ch3"/>
        <chart:plot-area chart:style-name="ch4" table:cell-range-address="Sheet1.E3:Sheet1.E3 Sheet1.F5:Sheet1.F14 Sheet1.D5:Sheet1.D5 Sheet1.J5:Sheet1.J14 Sheet1.D49:Sheet1.D49 Sheet1.J49:Sheet1.J50 Sheet1.D27:Sheet1.D27 Sheet1.J27:Sheet1.J36 Sheet1.D52:Sheet1.D52 Sheet1.J52:Sheet1.J53 Sheet1.M5:Sheet1.M5 Sheet1.S5:Sheet1.S14 Sheet1.M49:Sheet1.M49 Sheet1.S49:Sheet1.S50 Sheet1.M27:Sheet1.M27 Sheet1.S27:Sheet1.S36 Sheet1.M52:Sheet1.M52 Sheet1.S52:Sheet1.S53" chart:data-source-has-labels="both" svg:x="1.011cm" svg:y="1.064cm" svg:width="18.485cm" svg:height="10.787cm">
          <chart:coordinate-region svg:x="2.558cm" svg:y="1.263cm" svg:width="16.434cm" svg:height="9.941cm"/>
          <chart:axis chart:dimension="x" chart:name="primary-x" chart:style-name="ch5" chartooo:axis-type="auto">
            <chart:title svg:x="11.072cm" svg:y="12.156cm" chart:style-name="ch6">
              <text:p>Vol [m3]</text:p>
            </chart:title>
            <chart:categories table:cell-range-address="Sheet1.E3:Sheet1.E3"/>
            <chart:grid chart:style-name="ch7" chart:class="major"/>
          </chart:axis>
          <chart:axis chart:dimension="y" chart:name="primary-y" chart:style-name="ch8">
            <chart:title svg:x="0.023cm" svg:y="6.641cm" chart:style-name="ch9">
              <text:p>p [Pa]</text:p>
            </chart:title>
            <chart:grid chart:style-name="ch7" chart:class="major"/>
          </chart:axis>
          <chart:series chart:style-name="ch10" chart:values-cell-range-address="Sheet1.J5:Sheet1.J14" chart:label-cell-address="Sheet1.D5:Sheet1.D5" chart:class="chart:scatter">
            <chart:domain table:cell-range-address="Sheet1.F5:Sheet1.F14"/>
            <chart:data-point chart:repeated="10"/>
          </chart:series>
          <chart:series chart:style-name="ch10" chart:values-cell-range-address="Sheet1.J49:Sheet1.J50" chart:label-cell-address="Sheet1.D49:Sheet1.D49" chart:class="chart:scatter">
            <chart:domain table:cell-range-address="Sheet1.F49:Sheet1.F50"/>
            <chart:data-point chart:repeated="2"/>
          </chart:series>
          <chart:series chart:style-name="ch10" chart:values-cell-range-address="Sheet1.J27:Sheet1.J36" chart:label-cell-address="Sheet1.D27:Sheet1.D27" chart:class="chart:scatter">
            <chart:domain table:cell-range-address="Sheet1.F27:Sheet1.F36"/>
            <chart:data-point chart:repeated="10"/>
          </chart:series>
          <chart:series chart:style-name="ch10" chart:values-cell-range-address="Sheet1.J52:Sheet1.J53" chart:label-cell-address="Sheet1.D52:Sheet1.D52" chart:class="chart:scatter">
            <chart:domain table:cell-range-address="Sheet1.F52:Sheet1.F53"/>
            <chart:data-point chart:repeated="2"/>
          </chart:series>
          <chart:series chart:style-name="ch11" chart:values-cell-range-address="Sheet1.S5:Sheet1.S14" chart:label-cell-address="Sheet1.M5:Sheet1.M5" chart:class="chart:scatter">
            <chart:domain table:cell-range-address="Sheet1.O5:Sheet1.O14"/>
            <chart:data-point chart:repeated="10"/>
          </chart:series>
          <chart:series chart:style-name="ch12" chart:values-cell-range-address="Sheet1.S49:Sheet1.S50" chart:label-cell-address="Sheet1.M49:Sheet1.M49" chart:class="chart:scatter">
            <chart:domain table:cell-range-address="Sheet1.O49:Sheet1.O50"/>
            <chart:data-point chart:repeated="2"/>
          </chart:series>
          <chart:series chart:style-name="ch12" chart:values-cell-range-address="Sheet1.S27:Sheet1.S36" chart:label-cell-address="Sheet1.M27:Sheet1.M27" chart:class="chart:scatter">
            <chart:domain table:cell-range-address="Sheet1.O27:Sheet1.O36"/>
            <chart:data-point chart:repeated="10"/>
          </chart:series>
          <chart:series chart:style-name="ch12" chart:values-cell-range-address="Sheet1.S52:Sheet1.S53" chart:label-cell-address="Sheet1.M52:Sheet1.M52" chart:class="chart:scatter">
            <chart:domain table:cell-range-address="Sheet1.O52:Sheet1.O53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Otto, State 1 →2</text:p>
                <draw:g>
                  <svg:desc>Sheet1.D5:Sheet1.D5</svg:desc>
                </draw:g>
              </table:table-cell>
              <table:table-cell office:value-type="string">
                <text:p>列 F</text:p>
              </table:table-cell>
              <table:table-cell office:value-type="string">
                <text:p>Otto, State 2 → 3</text:p>
                <draw:g>
                  <svg:desc>Sheet1.D49:Sheet1.D49</svg:desc>
                </draw:g>
              </table:table-cell>
              <table:table-cell office:value-type="string">
                <text:p>列 F</text:p>
              </table:table-cell>
              <table:table-cell office:value-type="string">
                <text:p>Otto, State 3 →4</text:p>
                <draw:g>
                  <svg:desc>Sheet1.D27:Sheet1.D27</svg:desc>
                </draw:g>
              </table:table-cell>
              <table:table-cell office:value-type="string">
                <text:p>列 F</text:p>
              </table:table-cell>
              <table:table-cell office:value-type="string">
                <text:p>Otto, State 4 → 1</text:p>
                <draw:g>
                  <svg:desc>Sheet1.D52:Sheet1.D52</svg:desc>
                </draw:g>
              </table:table-cell>
              <table:table-cell office:value-type="string">
                <text:p>列 O</text:p>
              </table:table-cell>
              <table:table-cell office:value-type="string">
                <text:p>Diesel, State 1 →2</text:p>
                <draw:g>
                  <svg:desc>Sheet1.M5:Sheet1.M5</svg:desc>
                </draw:g>
              </table:table-cell>
              <table:table-cell office:value-type="string">
                <text:p>列 O</text:p>
              </table:table-cell>
              <table:table-cell office:value-type="string">
                <text:p>Diesel, State 2 → 3</text:p>
                <draw:g>
                  <svg:desc>Sheet1.M49:Sheet1.M49</svg:desc>
                </draw:g>
              </table:table-cell>
              <table:table-cell office:value-type="string">
                <text:p>列 O</text:p>
              </table:table-cell>
              <table:table-cell office:value-type="string">
                <text:p>Diesel, State 3 →4</text:p>
                <draw:g>
                  <svg:desc>Sheet1.M27:Sheet1.M27</svg:desc>
                </draw:g>
              </table:table-cell>
              <table:table-cell office:value-type="string">
                <text:p>列 O</text:p>
              </table:table-cell>
              <table:table-cell office:value-type="string">
                <text:p>Diesel, State 4 → 1</text:p>
                <draw:g>
                  <svg:desc>Sheet1.M52:Sheet1.M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to</text:p>
                <draw:g>
                  <svg:desc>Sheet1.E3:Sheet1.E3</svg:desc>
                </draw:g>
              </table:table-cell>
              <table:table-cell office:value-type="float" office:value="0.0016762">
                <text:p>0.0016762</text:p>
                <draw:g>
                  <svg:desc>Sheet1.F5:Sheet1.F14</svg:desc>
                </draw:g>
              </table:table-cell>
              <table:table-cell office:value-type="float" office:value="85254.0978583737">
                <text:p>85254.0978583737</text:p>
                <draw:g>
                  <svg:desc>Sheet1.J5:Sheet1.J14</svg:desc>
                </draw:g>
              </table:table-cell>
              <table:table-cell office:value-type="float" office:value="0.0001972">
                <text:p>0.0001972</text:p>
                <draw:g>
                  <svg:desc>Sheet1.F49:Sheet1.F50</svg:desc>
                </draw:g>
              </table:table-cell>
              <table:table-cell office:value-type="float" office:value="1667357.61528184">
                <text:p>1667357.61528184</text:p>
                <draw:g>
                  <svg:desc>Sheet1.J49:Sheet1.J50</svg:desc>
                </draw:g>
              </table:table-cell>
              <table:table-cell office:value-type="float" office:value="0.0016762">
                <text:p>0.0016762</text:p>
                <draw:g>
                  <svg:desc>Sheet1.F27:Sheet1.F36</svg:desc>
                </draw:g>
              </table:table-cell>
              <table:table-cell office:value-type="float" office:value="515551.96622827">
                <text:p>515551.96622827</text:p>
                <draw:g>
                  <svg:desc>Sheet1.J27:Sheet1.J36</svg:desc>
                </draw:g>
              </table:table-cell>
              <table:table-cell office:value-type="float" office:value="0.0016762">
                <text:p>0.0016762</text:p>
                <draw:g>
                  <svg:desc>Sheet1.F52:Sheet1.F53</svg:desc>
                </draw:g>
              </table:table-cell>
              <table:table-cell office:value-type="float" office:value="515551.96622827">
                <text:p>515551.96622827</text:p>
                <draw:g>
                  <svg:desc>Sheet1.J52:Sheet1.J53</svg:desc>
                </draw:g>
              </table:table-cell>
              <table:table-cell office:value-type="float" office:value="0.00231768">
                <text:p>0.00231768</text:p>
                <draw:g>
                  <svg:desc>Sheet1.O5:Sheet1.O14</svg:desc>
                </draw:g>
              </table:table-cell>
              <table:table-cell office:value-type="float" office:value="100347.947400183">
                <text:p>100347.947400183</text:p>
                <draw:g>
                  <svg:desc>Sheet1.S5:Sheet1.S14</svg:desc>
                </draw:g>
              </table:table-cell>
              <table:table-cell office:value-type="float" office:value="0.00012876">
                <text:p>0.00012876</text:p>
                <draw:g>
                  <svg:desc>Sheet1.O49:Sheet1.O50</svg:desc>
                </draw:g>
              </table:table-cell>
              <table:table-cell office:value-type="float" office:value="5435953.30233312">
                <text:p>5435953.30233312</text:p>
                <draw:g>
                  <svg:desc>Sheet1.S49:Sheet1.S50</svg:desc>
                </draw:g>
              </table:table-cell>
              <table:table-cell office:value-type="float" office:value="0.00231768">
                <text:p>0.00231768</text:p>
                <draw:g>
                  <svg:desc>Sheet1.O27:Sheet1.O36</svg:desc>
                </draw:g>
              </table:table-cell>
              <table:table-cell office:value-type="float" office:value="374399.833295384">
                <text:p>374399.833295384</text:p>
                <draw:g>
                  <svg:desc>Sheet1.S27:Sheet1.S36</svg:desc>
                </draw:g>
              </table:table-cell>
              <table:table-cell office:value-type="float" office:value="0.00231768">
                <text:p>0.00231768</text:p>
                <draw:g>
                  <svg:desc>Sheet1.O52:Sheet1.O53</svg:desc>
                </draw:g>
              </table:table-cell>
              <table:table-cell office:value-type="float" office:value="374399.833295384">
                <text:p>374399.833295384</text:p>
                <draw:g>
                  <svg:desc>Sheet1.S52:Sheet1.S53</svg:desc>
                </draw:g>
              </table:table-cell>
            </table:table-row>
            <table:table-row>
              <table:table-cell office:value-type="string"/>
              <table:table-cell office:value-type="float" office:value="0.000752962115290607">
                <text:p>0.000752962115290607</text:p>
              </table:table-cell>
              <table:table-cell office:value-type="float" office:value="261043.377572092">
                <text:p>261043.377572092</text:p>
              </table:table-cell>
              <table:table-cell office:value-type="float" office:value="0.0001972">
                <text:p>0.0001972</text:p>
              </table:table-cell>
              <table:table-cell office:value-type="float" office:value="8188431.31552713">
                <text:p>8188431.31552713</text:p>
              </table:table-cell>
              <table:table-cell office:value-type="float" office:value="0.00079077240337717">
                <text:p>0.00079077240337717</text:p>
              </table:table-cell>
              <table:table-cell office:value-type="float" office:value="1368094.11615037">
                <text:p>1368094.11615037</text:p>
              </table:table-cell>
              <table:table-cell office:value-type="float" office:value="0.0016762">
                <text:p>0.0016762</text:p>
              </table:table-cell>
              <table:table-cell office:value-type="float" office:value="85254.0978583737">
                <text:p>85254.0978583737</text:p>
              </table:table-cell>
              <table:table-cell office:value-type="float" office:value="0.000580193776697811">
                <text:p>0.000580193776697811</text:p>
              </table:table-cell>
              <table:table-cell office:value-type="float" office:value="693192.986837177">
                <text:p>693192.986837177</text:p>
              </table:table-cell>
              <table:table-cell office:value-type="float" office:value="0.000301618248390639">
                <text:p>0.000301618248390639</text:p>
              </table:table-cell>
              <table:table-cell office:value-type="float" office:value="5435953.30233312">
                <text:p>5435953.30233312</text:p>
              </table:table-cell>
              <table:table-cell office:value-type="float" office:value="0.00115896353140531">
                <text:p>0.00115896353140531</text:p>
              </table:table-cell>
              <table:table-cell office:value-type="float" office:value="936794.663188466">
                <text:p>936794.663188466</text:p>
              </table:table-cell>
              <table:table-cell office:value-type="float" office:value="0.00231768">
                <text:p>0.00231768</text:p>
              </table:table-cell>
              <table:table-cell office:value-type="float" office:value="100347.947400183">
                <text:p>100347.947400183</text:p>
              </table:table-cell>
            </table:table-row>
            <table:table-row>
              <table:table-cell office:value-type="string"/>
              <table:table-cell office:value-type="float" office:value="0.000520322973815477">
                <text:p>0.000520322973815477</text:p>
              </table:table-cell>
              <table:table-cell office:value-type="float" office:value="436832.657285811">
                <text:p>436832.65728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43686963112576">
                <text:p>0.000543686963112576</text:p>
              </table:table-cell>
              <table:table-cell office:value-type="float" office:value="2220636.26607246">
                <text:p>2220636.2660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70989136057356">
                <text:p>0.000370989136057356</text:p>
              </table:table-cell>
              <table:table-cell office:value-type="float" office:value="1286038.02627417">
                <text:p>1286038.02627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10202262302724">
                <text:p>0.000810202262302724</text:p>
              </table:table-cell>
              <table:table-cell office:value-type="float" office:value="1499189.49308155">
                <text:p>1499189.4930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407839655733717">
                <text:p>0.000407839655733717</text:p>
              </table:table-cell>
              <table:table-cell office:value-type="float" office:value="612621.93699953">
                <text:p>612621.9369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2625991764554">
                <text:p>0.000422625991764554</text:p>
              </table:table-cell>
              <table:table-cell office:value-type="float" office:value="3073178.41599456">
                <text:p>3073178.4159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81485960640041">
                <text:p>0.000281485960640041</text:p>
              </table:table-cell>
              <table:table-cell office:value-type="float" office:value="1878883.06571116">
                <text:p>1878883.0657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35154046547633">
                <text:p>0.000635154046547633</text:p>
              </table:table-cell>
              <table:table-cell office:value-type="float" office:value="2061584.32297463">
                <text:p>2061584.3229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339897152291365">
                <text:p>0.000339897152291365</text:p>
              </table:table-cell>
              <table:table-cell office:value-type="float" office:value="788411.216713249">
                <text:p>788411.216713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49461837219668">
                <text:p>0.000349461837219668</text:p>
              </table:table-cell>
              <table:table-cell office:value-type="float" office:value="3925720.56591665">
                <text:p>3925720.5659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30306129495518">
                <text:p>0.000230306129495518</text:p>
              </table:table-cell>
              <table:table-cell office:value-type="float" office:value="2471728.10514816">
                <text:p>2471728.1051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28005255947179">
                <text:p>0.000528005255947179</text:p>
              </table:table-cell>
              <table:table-cell office:value-type="float" office:value="2623979.15286771">
                <text:p>2623979.1528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93789853934539">
                <text:p>0.000293789853934539</text:p>
              </table:table-cell>
              <table:table-cell office:value-type="float" office:value="964200.496426967">
                <text:p>964200.496426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99956712020618">
                <text:p>0.000299956712020618</text:p>
              </table:table-cell>
              <table:table-cell office:value-type="float" office:value="4778262.71583875">
                <text:p>4778262.7158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6664715129446">
                <text:p>0.000196664715129446</text:p>
              </table:table-cell>
              <table:table-cell office:value-type="float" office:value="3064573.14458515">
                <text:p>3064573.1445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54913105904501">
                <text:p>0.000454913105904501</text:p>
              </table:table-cell>
              <table:table-cell office:value-type="float" office:value="3186373.98276079">
                <text:p>3186373.9827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60157095951449">
                <text:p>0.000260157095951449</text:p>
              </table:table-cell>
              <table:table-cell office:value-type="float" office:value="1139989.77614069">
                <text:p>1139989.7761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6399101437612">
                <text:p>0.00026399101437612</text:p>
              </table:table-cell>
              <table:table-cell office:value-type="float" office:value="5630804.86576084">
                <text:p>5630804.8657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72640004475778">
                <text:p>0.000172640004475778</text:p>
              </table:table-cell>
              <table:table-cell office:value-type="float" office:value="3657418.18402214">
                <text:p>3657418.1840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01505331679914">
                <text:p>0.000401505331679914</text:p>
              </table:table-cell>
              <table:table-cell office:value-type="float" office:value="3748768.81265387">
                <text:p>3748768.8126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34383533418299">
                <text:p>0.000234383533418299</text:p>
              </table:table-cell>
              <table:table-cell office:value-type="float" office:value="1315779.05585441">
                <text:p>1315779.0558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36548579880514">
                <text:p>0.000236548579880514</text:p>
              </table:table-cell>
              <table:table-cell office:value-type="float" office:value="6483347.01568294">
                <text:p>6483347.0156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54508627573654">
                <text:p>0.000154508627573654</text:p>
              </table:table-cell>
              <table:table-cell office:value-type="float" office:value="4250263.22345914">
                <text:p>4250263.2234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60577408589555">
                <text:p>0.000360577408589555</text:p>
              </table:table-cell>
              <table:table-cell office:value-type="float" office:value="4311163.64254696">
                <text:p>4311163.6425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13911258047449">
                <text:p>0.000213911258047449</text:p>
              </table:table-cell>
              <table:table-cell office:value-type="float" office:value="1491568.33556812">
                <text:p>1491568.3355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14844051135517">
                <text:p>0.000214844051135517</text:p>
              </table:table-cell>
              <table:table-cell office:value-type="float" office:value="7335889.16560503">
                <text:p>7335889.16560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40273359853046">
                <text:p>0.000140273359853046</text:p>
              </table:table-cell>
              <table:table-cell office:value-type="float" office:value="4843108.26289613">
                <text:p>4843108.2628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28096332902731">
                <text:p>0.000328096332902731</text:p>
              </table:table-cell>
              <table:table-cell office:value-type="float" office:value="4873558.47244004">
                <text:p>4873558.4724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972">
                <text:p>0.0001972</text:p>
              </table:table-cell>
              <table:table-cell office:value-type="float" office:value="1667357.61528184">
                <text:p>1667357.6152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72">
                <text:p>0.0001972</text:p>
              </table:table-cell>
              <table:table-cell office:value-type="float" office:value="8188431.31552713">
                <text:p>8188431.3155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2876">
                <text:p>0.00012876</text:p>
              </table:table-cell>
              <table:table-cell office:value-type="float" office:value="5435953.30233312">
                <text:p>5435953.3023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01618248390639">
                <text:p>0.000301618248390639</text:p>
              </table:table-cell>
              <table:table-cell office:value-type="float" office:value="5435953.30233312">
                <text:p>5435953.3023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_20_10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87cm" svg:height="12.936cm" xlink:href=".." xlink:type="simple" chart:class="chart:scatter" chart:style-name="ch1">
        <chart:title svg:x="11.562cm" svg:y="0.004cm" chart:style-name="ch2">
          <text:p>p-v</text:p>
        </chart:title>
        <chart:legend chart:legend-position="end" svg:x="19.927cm" svg:y="4.426cm" style:legend-expansion="high" chart:style-name="ch3"/>
        <chart:plot-area chart:style-name="ch4" table:cell-range-address="Sheet1.E3:Sheet1.E3 Sheet1.G5:Sheet1.G14 Sheet1.D5:Sheet1.D5 Sheet1.J5:Sheet1.J14 Sheet1.D49:Sheet1.D49 Sheet1.J49:Sheet1.J50 Sheet1.D27:Sheet1.D27 Sheet1.J27:Sheet1.J36 Sheet1.D52:Sheet1.D52 Sheet1.J52:Sheet1.J53 Sheet1.M5:Sheet1.M5 Sheet1.S5:Sheet1.S14 Sheet1.M49:Sheet1.M49 Sheet1.S49:Sheet1.S50 Sheet1.M27:Sheet1.M27 Sheet1.S27:Sheet1.S36 Sheet1.M52:Sheet1.M52 Sheet1.S52:Sheet1.S53" chart:data-source-has-labels="both" svg:x="1.011cm" svg:y="1.08cm" svg:width="18.499cm" svg:height="10.91cm">
          <chart:coordinate-region svg:x="2.558cm" svg:y="1.279cm" svg:width="16.434cm" svg:height="10.064cm"/>
          <chart:axis chart:dimension="x" chart:name="primary-x" chart:style-name="ch5" chartooo:axis-type="auto">
            <chart:title svg:x="11.074cm" svg:y="12.306cm" chart:style-name="ch6">
              <text:p>v [m3/kg]</text:p>
            </chart:title>
            <chart:categories table:cell-range-address="Sheet1.E3:Sheet1.E3"/>
            <chart:grid chart:style-name="ch7" chart:class="major"/>
          </chart:axis>
          <chart:axis chart:dimension="y" chart:name="primary-y" chart:style-name="ch8">
            <chart:title svg:x="0.023cm" svg:y="6.721cm" chart:style-name="ch9">
              <text:p>p [Pa]</text:p>
            </chart:title>
            <chart:grid chart:style-name="ch7" chart:class="major"/>
          </chart:axis>
          <chart:series chart:style-name="ch10" chart:values-cell-range-address="Sheet1.J5:Sheet1.J14" chart:label-cell-address="Sheet1.D5:Sheet1.D5" chart:class="chart:scatter">
            <chart:domain table:cell-range-address="Sheet1.G5:Sheet1.G14"/>
            <chart:data-point chart:repeated="10"/>
          </chart:series>
          <chart:series chart:style-name="ch10" chart:values-cell-range-address="Sheet1.J49:Sheet1.J50" chart:label-cell-address="Sheet1.D49:Sheet1.D49" chart:class="chart:scatter">
            <chart:domain table:cell-range-address="Sheet1.G49:Sheet1.G50"/>
            <chart:data-point chart:repeated="2"/>
          </chart:series>
          <chart:series chart:style-name="ch10" chart:values-cell-range-address="Sheet1.J27:Sheet1.J36" chart:label-cell-address="Sheet1.D27:Sheet1.D27" chart:class="chart:scatter">
            <chart:domain table:cell-range-address="Sheet1.G27:Sheet1.G36"/>
            <chart:data-point chart:repeated="10"/>
          </chart:series>
          <chart:series chart:style-name="ch10" chart:values-cell-range-address="Sheet1.J52:Sheet1.J53" chart:label-cell-address="Sheet1.D52:Sheet1.D52" chart:class="chart:scatter">
            <chart:domain table:cell-range-address="Sheet1.G52:Sheet1.G53"/>
            <chart:data-point chart:repeated="2"/>
          </chart:series>
          <chart:series chart:style-name="ch11" chart:values-cell-range-address="Sheet1.S5:Sheet1.S14" chart:label-cell-address="Sheet1.M5:Sheet1.M5" chart:class="chart:scatter">
            <chart:domain table:cell-range-address="Sheet1.P5:Sheet1.P14"/>
            <chart:data-point chart:repeated="10"/>
          </chart:series>
          <chart:series chart:style-name="ch12" chart:values-cell-range-address="Sheet1.S49:Sheet1.S50" chart:label-cell-address="Sheet1.M49:Sheet1.M49" chart:class="chart:scatter">
            <chart:domain table:cell-range-address="Sheet1.P49:Sheet1.P50"/>
            <chart:data-point chart:repeated="2"/>
          </chart:series>
          <chart:series chart:style-name="ch12" chart:values-cell-range-address="Sheet1.S27:Sheet1.S36" chart:label-cell-address="Sheet1.M27:Sheet1.M27" chart:class="chart:scatter">
            <chart:domain table:cell-range-address="Sheet1.P27:Sheet1.P36"/>
            <chart:data-point chart:repeated="10"/>
          </chart:series>
          <chart:series chart:style-name="ch12" chart:values-cell-range-address="Sheet1.S52:Sheet1.S53" chart:label-cell-address="Sheet1.M52:Sheet1.M52" chart:class="chart:scatter">
            <chart:domain table:cell-range-address="Sheet1.P52:Sheet1.P53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Otto, State 1 →2</text:p>
                <draw:g>
                  <svg:desc>Sheet1.D5:Sheet1.D5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Otto, State 2 → 3</text:p>
                <draw:g>
                  <svg:desc>Sheet1.D49:Sheet1.D49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Otto, State 3 →4</text:p>
                <draw:g>
                  <svg:desc>Sheet1.D27:Sheet1.D27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Otto, State 4 → 1</text:p>
                <draw:g>
                  <svg:desc>Sheet1.D52:Sheet1.D52</svg:desc>
                </draw:g>
              </table:table-cell>
              <table:table-cell office:value-type="string">
                <text:p>列 P</text:p>
              </table:table-cell>
              <table:table-cell office:value-type="string">
                <text:p>Diesel, State 1 →2</text:p>
                <draw:g>
                  <svg:desc>Sheet1.M5:Sheet1.M5</svg:desc>
                </draw:g>
              </table:table-cell>
              <table:table-cell office:value-type="string">
                <text:p>列 P</text:p>
              </table:table-cell>
              <table:table-cell office:value-type="string">
                <text:p>Diesel, State 2 → 3</text:p>
                <draw:g>
                  <svg:desc>Sheet1.M49:Sheet1.M49</svg:desc>
                </draw:g>
              </table:table-cell>
              <table:table-cell office:value-type="string">
                <text:p>列 P</text:p>
              </table:table-cell>
              <table:table-cell office:value-type="string">
                <text:p>Diesel, State 3 →4</text:p>
                <draw:g>
                  <svg:desc>Sheet1.M27:Sheet1.M27</svg:desc>
                </draw:g>
              </table:table-cell>
              <table:table-cell office:value-type="string">
                <text:p>列 P</text:p>
              </table:table-cell>
              <table:table-cell office:value-type="string">
                <text:p>Diesel, State 4 → 1</text:p>
                <draw:g>
                  <svg:desc>Sheet1.M52:Sheet1.M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to</text:p>
                <draw:g>
                  <svg:desc>Sheet1.E3:Sheet1.E3</svg:desc>
                </draw:g>
              </table:table-cell>
              <table:table-cell office:value-type="float" office:value="0.970236510343709">
                <text:p>0.970236510343709</text:p>
                <draw:g>
                  <svg:desc>Sheet1.G5:Sheet1.G14</svg:desc>
                </draw:g>
              </table:table-cell>
              <table:table-cell office:value-type="float" office:value="85254.0978583737">
                <text:p>85254.0978583737</text:p>
                <draw:g>
                  <svg:desc>Sheet1.J5:Sheet1.J14</svg:desc>
                </draw:g>
              </table:table-cell>
              <table:table-cell office:value-type="float" office:value="0.114145471805143">
                <text:p>0.114145471805143</text:p>
                <draw:g>
                  <svg:desc>Sheet1.G49:Sheet1.G50</svg:desc>
                </draw:g>
              </table:table-cell>
              <table:table-cell office:value-type="float" office:value="1667357.61528184">
                <text:p>1667357.61528184</text:p>
                <draw:g>
                  <svg:desc>Sheet1.J49:Sheet1.J50</svg:desc>
                </draw:g>
              </table:table-cell>
              <table:table-cell office:value-type="float" office:value="0.97023651034371">
                <text:p>0.97023651034371</text:p>
                <draw:g>
                  <svg:desc>Sheet1.G27:Sheet1.G36</svg:desc>
                </draw:g>
              </table:table-cell>
              <table:table-cell office:value-type="float" office:value="515551.96622827">
                <text:p>515551.96622827</text:p>
                <draw:g>
                  <svg:desc>Sheet1.J27:Sheet1.J36</svg:desc>
                </draw:g>
              </table:table-cell>
              <table:table-cell office:value-type="float" office:value="0.97023651034371">
                <text:p>0.97023651034371</text:p>
                <draw:g>
                  <svg:desc>Sheet1.G52:Sheet1.G53</svg:desc>
                </draw:g>
              </table:table-cell>
              <table:table-cell office:value-type="float" office:value="515551.96622827">
                <text:p>515551.96622827</text:p>
                <draw:g>
                  <svg:desc>Sheet1.J52:Sheet1.J53</svg:desc>
                </draw:g>
              </table:table-cell>
              <table:table-cell office:value-type="float" office:value="0.824298467119535">
                <text:p>0.824298467119535</text:p>
                <draw:g>
                  <svg:desc>Sheet1.P5:Sheet1.P14</svg:desc>
                </draw:g>
              </table:table-cell>
              <table:table-cell office:value-type="float" office:value="100347.947400183">
                <text:p>100347.947400183</text:p>
                <draw:g>
                  <svg:desc>Sheet1.S5:Sheet1.S14</svg:desc>
                </draw:g>
              </table:table-cell>
              <table:table-cell office:value-type="float" office:value="0.0457943592844187">
                <text:p>0.0457943592844187</text:p>
                <draw:g>
                  <svg:desc>Sheet1.P49:Sheet1.P50</svg:desc>
                </draw:g>
              </table:table-cell>
              <table:table-cell office:value-type="float" office:value="5435953.30233312">
                <text:p>5435953.30233312</text:p>
                <draw:g>
                  <svg:desc>Sheet1.S49:Sheet1.S50</svg:desc>
                </draw:g>
              </table:table-cell>
              <table:table-cell office:value-type="float" office:value="0.824298467119536">
                <text:p>0.824298467119536</text:p>
                <draw:g>
                  <svg:desc>Sheet1.P27:Sheet1.P36</svg:desc>
                </draw:g>
              </table:table-cell>
              <table:table-cell office:value-type="float" office:value="374399.833295384">
                <text:p>374399.833295384</text:p>
                <draw:g>
                  <svg:desc>Sheet1.S27:Sheet1.S36</svg:desc>
                </draw:g>
              </table:table-cell>
              <table:table-cell office:value-type="float" office:value="0.824298467119536">
                <text:p>0.824298467119536</text:p>
                <draw:g>
                  <svg:desc>Sheet1.P52:Sheet1.P53</svg:desc>
                </draw:g>
              </table:table-cell>
              <table:table-cell office:value-type="float" office:value="374399.833295384">
                <text:p>374399.833295384</text:p>
                <draw:g>
                  <svg:desc>Sheet1.S52:Sheet1.S53</svg:desc>
                </draw:g>
              </table:table-cell>
            </table:table-row>
            <table:table-row>
              <table:table-cell office:value-type="string"/>
              <table:table-cell office:value-type="float" office:value="0.435837808829839">
                <text:p>0.435837808829839</text:p>
              </table:table-cell>
              <table:table-cell office:value-type="float" office:value="261043.377572092">
                <text:p>261043.377572092</text:p>
              </table:table-cell>
              <table:table-cell office:value-type="float" office:value="0.114145471805143">
                <text:p>0.114145471805143</text:p>
              </table:table-cell>
              <table:table-cell office:value-type="float" office:value="8188431.31552713">
                <text:p>8188431.31552713</text:p>
              </table:table-cell>
              <table:table-cell office:value-type="float" office:value="0.457723575425829">
                <text:p>0.457723575425829</text:p>
              </table:table-cell>
              <table:table-cell office:value-type="float" office:value="1368094.11615037">
                <text:p>1368094.11615037</text:p>
              </table:table-cell>
              <table:table-cell office:value-type="float" office:value="0.97023651034371">
                <text:p>0.97023651034371</text:p>
              </table:table-cell>
              <table:table-cell office:value-type="float" office:value="85254.0978583737">
                <text:p>85254.0978583737</text:p>
              </table:table-cell>
              <table:table-cell office:value-type="float" office:value="0.206349815662343">
                <text:p>0.206349815662343</text:p>
              </table:table-cell>
              <table:table-cell office:value-type="float" office:value="693192.986837177">
                <text:p>693192.986837177</text:p>
              </table:table-cell>
              <table:table-cell office:value-type="float" office:value="0.107272556955094">
                <text:p>0.107272556955094</text:p>
              </table:table-cell>
              <table:table-cell office:value-type="float" office:value="5435953.30233312">
                <text:p>5435953.30233312</text:p>
              </table:table-cell>
              <table:table-cell office:value-type="float" office:value="0.412193168334214">
                <text:p>0.412193168334214</text:p>
              </table:table-cell>
              <table:table-cell office:value-type="float" office:value="936794.663188466">
                <text:p>936794.663188466</text:p>
              </table:table-cell>
              <table:table-cell office:value-type="float" office:value="0.824298467119536">
                <text:p>0.824298467119536</text:p>
              </table:table-cell>
              <table:table-cell office:value-type="float" office:value="100347.947400183">
                <text:p>100347.947400183</text:p>
              </table:table-cell>
            </table:table-row>
            <table:table-row>
              <table:table-cell office:value-type="string"/>
              <table:table-cell office:value-type="float" office:value="0.301179063576178">
                <text:p>0.301179063576178</text:p>
              </table:table-cell>
              <table:table-cell office:value-type="float" office:value="436832.657285811">
                <text:p>436832.65728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702864699747">
                <text:p>0.314702864699747</text:p>
              </table:table-cell>
              <table:table-cell office:value-type="float" office:value="2220636.26607246">
                <text:p>2220636.2660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1944779335404">
                <text:p>0.131944779335404</text:p>
              </table:table-cell>
              <table:table-cell office:value-type="float" office:value="1286038.02627417">
                <text:p>1286038.02627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153879255512">
                <text:p>0.288153879255512</text:p>
              </table:table-cell>
              <table:table-cell office:value-type="float" office:value="1499189.49308155">
                <text:p>1499189.4930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6070232883225">
                <text:p>0.236070232883225</text:p>
              </table:table-cell>
              <table:table-cell office:value-type="float" office:value="612621.93699953">
                <text:p>612621.9369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629022449702">
                <text:p>0.244629022449702</text:p>
              </table:table-cell>
              <table:table-cell office:value-type="float" office:value="3073178.41599456">
                <text:p>3073178.4159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112373524928">
                <text:p>0.100112373524928</text:p>
              </table:table-cell>
              <table:table-cell office:value-type="float" office:value="1878883.06571116">
                <text:p>1878883.0657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896804974796">
                <text:p>0.225896804974796</text:p>
              </table:table-cell>
              <table:table-cell office:value-type="float" office:value="2061584.32297463">
                <text:p>2061584.3229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6743006153764">
                <text:p>0.196743006153764</text:p>
              </table:table-cell>
              <table:table-cell office:value-type="float" office:value="788411.216713249">
                <text:p>788411.216713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279342227844">
                <text:p>0.202279342227844</text:p>
              </table:table-cell>
              <table:table-cell office:value-type="float" office:value="3925720.56591665">
                <text:p>3925720.5659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9099226430692">
                <text:p>0.0819099226430692</text:p>
              </table:table-cell>
              <table:table-cell office:value-type="float" office:value="2471728.10514816">
                <text:p>2471728.1051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788617543543">
                <text:p>0.187788617543543</text:p>
              </table:table-cell>
              <table:table-cell office:value-type="float" office:value="2623979.15286771">
                <text:p>2623979.15286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0054672864715">
                <text:p>0.170054672864715</text:p>
              </table:table-cell>
              <table:table-cell office:value-type="float" office:value="964200.496426967">
                <text:p>964200.496426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3624241453918">
                <text:p>0.173624241453918</text:p>
              </table:table-cell>
              <table:table-cell office:value-type="float" office:value="4778262.71583875">
                <text:p>4778262.7158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9451275489726">
                <text:p>0.0699451275489726</text:p>
              </table:table-cell>
              <table:table-cell office:value-type="float" office:value="3064573.14458515">
                <text:p>3064573.1445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92903191842">
                <text:p>0.161792903191842</text:p>
              </table:table-cell>
              <table:table-cell office:value-type="float" office:value="3186373.98276079">
                <text:p>3186373.9827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05869901665">
                <text:p>0.1505869901665</text:p>
              </table:table-cell>
              <table:table-cell office:value-type="float" office:value="1139989.77614069">
                <text:p>1139989.7761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806180975053">
                <text:p>0.152806180975053</text:p>
              </table:table-cell>
              <table:table-cell office:value-type="float" office:value="5630804.86576084">
                <text:p>5630804.8657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005777557271">
                <text:p>0.0614005777557271</text:p>
              </table:table-cell>
              <table:table-cell office:value-type="float" office:value="3657418.18402214">
                <text:p>3657418.1840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798069381482">
                <text:p>0.142798069381482</text:p>
              </table:table-cell>
              <table:table-cell office:value-type="float" office:value="3748768.81265387">
                <text:p>3748768.8126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5668453374179">
                <text:p>0.135668453374179</text:p>
              </table:table-cell>
              <table:table-cell office:value-type="float" office:value="1315779.05585441">
                <text:p>1315779.0558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921649367635">
                <text:p>0.136921649367635</text:p>
              </table:table-cell>
              <table:table-cell office:value-type="float" office:value="6483347.01568294">
                <text:p>6483347.0156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9520317152094">
                <text:p>0.0549520317152094</text:p>
              </table:table-cell>
              <table:table-cell office:value-type="float" office:value="4250263.22345914">
                <text:p>4250263.2234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24177849328">
                <text:p>0.12824177849328</text:p>
              </table:table-cell>
              <table:table-cell office:value-type="float" office:value="4311163.64254696">
                <text:p>4311163.6425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3818465893801">
                <text:p>0.123818465893801</text:p>
              </table:table-cell>
              <table:table-cell office:value-type="float" office:value="1491568.33556812">
                <text:p>1491568.3355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358395443163">
                <text:p>0.124358395443163</text:p>
              </table:table-cell>
              <table:table-cell office:value-type="float" office:value="7335889.16560503">
                <text:p>7335889.16560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8891630874722">
                <text:p>0.0498891630874722</text:p>
              </table:table-cell>
              <table:table-cell office:value-type="float" office:value="4843108.26289613">
                <text:p>4843108.2628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689665648089">
                <text:p>0.116689665648089</text:p>
              </table:table-cell>
              <table:table-cell office:value-type="float" office:value="4873558.47244004">
                <text:p>4873558.4724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4145471805143">
                <text:p>0.114145471805143</text:p>
              </table:table-cell>
              <table:table-cell office:value-type="float" office:value="1667357.61528184">
                <text:p>1667357.6152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145471805142">
                <text:p>0.114145471805142</text:p>
              </table:table-cell>
              <table:table-cell office:value-type="float" office:value="8188431.31552713">
                <text:p>8188431.31552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7943592844187">
                <text:p>0.0457943592844187</text:p>
              </table:table-cell>
              <table:table-cell office:value-type="float" office:value="5435953.30233312">
                <text:p>5435953.3023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272556955094">
                <text:p>0.107272556955094</text:p>
              </table:table-cell>
              <table:table-cell office:value-type="float" office:value="5435953.30233312">
                <text:p>5435953.3023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